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justify" style:justify-single-word="false"/>
      <style:text-properties officeooo:paragraph-rsid="000c802c"/>
    </style:style>
    <style:style style:name="P2" style:family="paragraph" style:parent-style-name="Text_20_body">
      <style:paragraph-properties fo:text-align="start" style:justify-single-word="false"/>
      <style:text-properties officeooo:paragraph-rsid="000c802c"/>
    </style:style>
    <style:style style:name="P3" style:family="paragraph" style:parent-style-name="Text_20_body" style:list-style-name="L5">
      <style:paragraph-properties fo:text-align="justify" style:justify-single-word="false"/>
      <style:text-properties officeooo:paragraph-rsid="000c802c"/>
    </style:style>
    <style:style style:name="P4" style:family="paragraph" style:parent-style-name="Text_20_body" style:list-style-name="L6">
      <style:paragraph-properties fo:text-align="justify" style:justify-single-word="false"/>
      <style:text-properties officeooo:paragraph-rsid="000c802c"/>
    </style:style>
    <style:style style:name="P5" style:family="paragraph" style:parent-style-name="Text_20_body" style:list-style-name="L7">
      <style:paragraph-properties fo:text-align="justify" style:justify-single-word="false"/>
      <style:text-properties officeooo:paragraph-rsid="000c802c"/>
    </style:style>
    <style:style style:name="P6" style:family="paragraph" style:parent-style-name="Text_20_body">
      <style:paragraph-properties fo:text-align="justify" style:justify-single-word="false"/>
      <style:text-properties officeooo:paragraph-rsid="000eacea"/>
    </style:style>
    <style:style style:name="P7" style:family="paragraph" style:parent-style-name="Text_20_body">
      <style:paragraph-properties fo:text-align="justify" style:justify-single-word="false"/>
      <style:text-properties fo:color="#c9211e" loext:opacity="100%"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8" style:family="paragraph" style:parent-style-name="Text_20_body" style:list-style-name="L1">
      <style:paragraph-properties fo:text-align="justify" style:justify-single-word="false"/>
      <style:text-properties fo:color="#c9211e" loext:opacity="100%"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9" style:family="paragraph" style:parent-style-name="Text_20_body" style:list-style-name="L2">
      <style:paragraph-properties fo:text-align="justify" style:justify-single-word="false"/>
      <style:text-properties fo:color="#c9211e" loext:opacity="100%"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10" style:family="paragraph" style:parent-style-name="Text_20_body" style:list-style-name="L3">
      <style:paragraph-properties fo:text-align="justify" style:justify-single-word="false"/>
      <style:text-properties fo:color="#c9211e" loext:opacity="100%"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11" style:family="paragraph" style:parent-style-name="Text_20_body" style:list-style-name="L4">
      <style:paragraph-properties fo:text-align="justify" style:justify-single-word="false"/>
      <style:text-properties fo:color="#c9211e" loext:opacity="100%"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12" style:family="paragraph" style:parent-style-name="Text_20_body">
      <style:paragraph-properties fo:text-align="justify" style:justify-single-word="false"/>
      <style:text-properties fo:color="#c9211e" loext:opacity="100%" style:font-name="Times New Roman" fo:font-size="12pt" fo:font-weight="normal" officeooo:rsid="003a087c" officeooo:paragraph-rsid="000c802c" style:font-name-asian="Times New Roman" style:font-size-asian="12pt" style:font-weight-asian="normal" style:font-name-complex="Times New Roman" style:font-size-complex="12pt" style:font-weight-complex="normal"/>
    </style:style>
    <style:style style:name="P13" style:family="paragraph" style:parent-style-name="Text_20_body">
      <style:paragraph-properties fo:text-align="justify" style:justify-single-word="false"/>
      <style:text-properties fo:color="#c9211e" loext:opacity="100%" style:font-name="Times New Roman" fo:font-size="12pt" fo:font-weight="normal" officeooo:rsid="0009dff2" officeooo:paragraph-rsid="000c802c" style:font-name-asian="Times New Roman" style:font-size-asian="12pt" style:font-weight-asian="normal" style:font-name-complex="Times New Roman" style:font-size-complex="12pt" style:font-weight-complex="normal"/>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0eacea"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style:font-name="Times New Roman" fo:font-size="12pt" officeooo:rsid="000eacea" style:font-name-asian="Times New Roman" style:font-size-asian="12pt" style:font-name-complex="Times New Roman" style:font-size-complex="12pt"/>
    </style:style>
    <style:style style:name="T5"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6" style:family="text">
      <style:text-properties style:font-name="Times New Roman" fo:font-size="12pt" fo:font-weight="bold" officeooo:rsid="000eacea" style:font-name-asian="Times New Roman" style:font-size-asian="12pt" style:font-weight-asian="bold" style:font-name-complex="Times New Roman" style:font-size-complex="12pt" style:font-weight-complex="bold"/>
    </style:style>
    <style:style style:name="T7" style:family="text">
      <style:text-properties fo:color="#c9211e"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8" style:family="text">
      <style:text-properties fo:color="#c9211e" loext:opacity="100%" style:font-name="Times New Roman" fo:font-size="12pt" fo:font-weight="normal" officeooo:rsid="000eacea" style:font-name-asian="Times New Roman" style:font-size-asian="12pt" style:font-weight-asian="normal" style:font-name-complex="Times New Roman" style:font-size-complex="12pt" style:font-weight-complex="normal"/>
    </style:style>
    <style:style style:name="T9" style:family="text">
      <style:text-properties fo:color="#c9211e" loext:opacity="100%" style:font-name="Times New Roman" fo:font-size="12pt" fo:font-weight="bold" officeooo:rsid="000eacea" style:font-name-asian="Times New Roman" style:font-size-asian="12pt" style:font-weight-asian="bold" style:font-name-complex="Times New Roman" style:font-size-complex="12pt" style:font-weight-complex="bold"/>
    </style:style>
    <style:style style:name="T10" style:family="text">
      <style:text-properties officeooo:rsid="001df21c"/>
    </style:style>
    <style:style style:name="T11" style:family="text">
      <style:text-properties officeooo:rsid="0020818c"/>
    </style:style>
    <style:style style:name="T12" style:family="text">
      <style:text-properties officeooo:rsid="0020acaa"/>
    </style:style>
    <style:style style:name="T13" style:family="text">
      <style:text-properties officeooo:rsid="0022de8e"/>
    </style:style>
    <style:style style:name="T14" style:family="text">
      <style:text-properties officeooo:rsid="0026b093"/>
    </style:style>
    <style:style style:name="T15" style:family="text">
      <style:text-properties officeooo:rsid="0025f4b3"/>
    </style:style>
    <style:style style:name="T16" style:family="text">
      <style:text-properties officeooo:rsid="00327546"/>
    </style:style>
    <style:style style:name="T17" style:family="text">
      <style:text-properties officeooo:rsid="0033cd42"/>
    </style:style>
    <style:style style:name="T18" style:family="text">
      <style:text-properties officeooo:rsid="0034666a"/>
    </style:style>
    <style:style style:name="T19" style:family="text">
      <style:text-properties officeooo:rsid="00353ae6"/>
    </style:style>
    <style:style style:name="T20" style:family="text">
      <style:text-properties officeooo:rsid="000d943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5">1. MARCO GENERAL Y DELIMITACIÓN DE LA INVESTIGACIÓN</text:span></text:span></text:p>
      <text:p text:style-name="P6"><text:span text:style-name="Strong_20_Emphasis"><text:span text:style-name="T6">Resúmen: </text:span></text:span><text:span text:style-name="Strong_20_Emphasis"><text:span text:style-name="T2">La tesis que vertebra esta disertación y compendio de publicaciones sostiene que el sistema psiquiátrico español, en articulación con dispositivos judiciales, sociales y administrativos, perpetúa un entramado estructural de violencia institucional que, lejos de proteger, inflige y consolida daño multidimensional</text:span></text:span><text:span text:style-name="Strong_20_Emphasis"><text:span text:style-name="T8">, </text:span></text:span><text:span text:style-name="Strong_20_Emphasis"><text:span text:style-name="T2">social, familiar, profesional, sanitario y existencial</text:span></text:span><text:span text:style-name="Strong_20_Emphasis"><text:span text:style-name="T8">, </text:span></text:span><text:span text:style-name="Strong_20_Emphasis"><text:span text:style-name="T2"><text:s/>al apropiarse ilegítimamente de la identidad y la agencia de las personas, negando su palabra, descontextualizando su sufrimiento y medicalizando su diferencia. La antítesis es el modelo biomédico-coercitivo dominante, que bajo el pretexto de asistencia impone diagnósticos sin base empírica suficiente, tratamientos forzosos sin consentimiento válido y encierros extrajudiciales legitimados por una tecnocracia acrítica y un aparato legal permisivo, operando como maquinaria de exclusión y silenciamiento. El contexto en el que ambas se sitúan es una crisis profunda de legitimidad del sistema de salud mental, cuya arquitectura jurídica, institucional y epistemológica en España deriva directamente de un aparato penal de raíz histórica que ha desplazado su lógica punitiva al campo médico. Esta herencia no es un mero residuo del pasado, sino el fundamento mismo de la psiquiatría institucional moderna: una tradición de patologización de la diferencia, medicalización del disenso, y disciplinamiento de los cuerpos, construida sobre siglos de prácticas de exclusión, segregación y castigo. A pesar de algunos intentos de reforma, el sistema vigente sigue reproduciendo esta lógica sin mecanismos efectivos de control externo, sin auditoría pública, y sin reconocimiento de las víctimas. Antes de esta disertación, la existencia de estas dinámicas era conocida de forma fragmentaria, sin una articulación empírica, técnica y jurídica capaz de exponer su sistematicidad ni de proponer una transformación viable. Este trabajo responde a esa omisión, integrando metodologías mixtas, modelado analítico y documentación etnográfica en un marco de investigación-acción biocultural, con propuestas verificables para el rediseño estructural.<text:line-break/></text:span></text:span><text:span text:style-name="T1"><text:line-break/></text:span><text:span text:style-name="T5">1.1 Introducción general: planteamiento científico y urgencia estructural</text:span></text:p>
      <text:p text:style-name="P6"><text:span text:style-name="T5"/></text:p>
      <text:p text:style-name="P7">La presente disertación y compendio de publicaciones doctoral parte de una constatación verificable mediante múltiples fuentes empíricas: los sistemas psiquiátricos y médicos actuales, tanto en España como en buena parte del mundo europeo-occidental, perpetúan dispositivos de violencia estructural bajo apariencias de cuidado. En lugar de atender a la raíz de los padecimientos, estas estructuras reproducen prácticas coercitivas y negacionistas, validando protocolos clínicos y administrativos que cronifican el daño y deslegitiman a quienes lo sufren. Esta situación es fruto de una confluencia de fallos históricos y actuales en la organización institucional, legal y sanitaria, y de una cultura biomédica que margina el conocimiento experiencial, ético y transdisciplinar.</text:p>
      <text:p text:style-name="P7">Desde un enfoque biocultural y de investigación-acción, esta disertación y compendio de publicaciones analiza la imposición sistemática de tratamientos sin consentimiento informado, la patologización de conductas no normativas y la exclusión de voces críticas en espacios de toma de decisiones. Estos elementos forman parte de un entramado de mecanismos punitivos normalizados, reforzados por marcos legales permisivos, prácticas profesionales rutinarias, y discursos académicos que otorgan legitimidad científica al control social bajo pretextos terapéuticos. El aparato psiquiátrico, en tanto que subsistema médico, se revela aquí como un nodo operativo central en la institucionalización del sufrimiento.</text:p>
      <text:p text:style-name="P7"><text:soft-page-break/>El análisis parte de un marco jurídico-médico y científico riguroso, en el que se articulan datos cualitativos, análisis <text:span text:style-name="T20">estadísticos</text:span>, observación participante y documentación de casos reales en primera persona. La investigación evidencia cómo el actual sistema español de salud mental, lejos de garantizar el cumplimiento de los derechos humanos y la protección de las personas vulnerables, permite ,y a menudo incentiva, la violación sistemática de esos derechos, en connivencia con dispositivos sociales, familiares y judiciales. Estos actos no son accidentales ni individuales, sino funcionales al modelo operativo de control y exclusión.</text:p>
      <text:p text:style-name="P1"><text:span text:style-name="Strong_20_Emphasis"><text:span text:style-name="T7">Problema estructural y su formulación</text:span></text:span></text:p>
      <text:p text:style-name="P7">Los casos documentados en esta investigación muestran cómo el aparato institucional convierte la diferencia, la protesta o el sufrimiento no domesticado en objeto de patologización y represión. La falta de mecanismos de escucha, revisión o reparación refuerza un sistema autorreferencial, que se protege a sí mismo del escrutinio externo y perpetúa sus errores mediante protocolos obsoletos, conflictos de intereses y negligencia deliberada. La violencia que se ejerce no es únicamente física o farmacológica, sino también epistémica, jurídica y ontológica: se niega la voz de las víctimas, se trivializan los daños y se ocultan los intereses corporativos y políticos que los sustentan.</text:p>
      <text:p text:style-name="P7">En España, esta situación se inserta en una trayectoria histórica de institucionalización del castigo, donde los espacios médicos heredan prácticas represivas del sistema penal, y los centros psiquiátricos se convierten en lugares de reclusión extrajudicial. Esta genealogía de la coerción ha sido poco cuestionada por la medicina convencional, y apenas tematizada en las reformas legales recientes, que continúan ignorando las dinámicas estructurales que sustentan la violencia en los entornos asistenciales.</text:p>
      <text:p text:style-name="P1"><text:span text:style-name="Strong_20_Emphasis"><text:span text:style-name="T7">Actores, dispositivos y estructuras implicadas</text:span></text:span></text:p>
      <text:p text:style-name="P7">Se identifican tres niveles clave en la reproducción del daño institucional:<text:line-break/>(1) El clínico-asistencial, donde se imponen diagnósticos sin validación empírica suficiente, se prescriben psicofármacos de forma generalizada sin consentimiento informado, y se aplican medidas de sujeción mecánica o aislamiento sin criterios éticos robustos;<text:line-break/>(2) El jurídico-administrativo, que avala la ejecución de internamientos involuntarios y decisiones médicas forzadas sin garantías reales de defensa para la persona afectada;<text:line-break/>(3) El cultural-simbólico, que perpetúa un imaginario social de peligrosidad asociado a la locura, y favorece la exclusión y el estigma en lugar de la comprensión y el acompañamiento.</text:p>
      <text:p text:style-name="P7">Estas tres dimensiones interactúan para reforzar una estructura institucional que normaliza prácticas violatorias de derechos humanos bajo ropajes técnicos o sanitarios. Esta estructura ,que no es meramente médica, sino biopolítica, no puede comprenderse sin una lectura multiescalar de las estructuras sociales, legales, políticas y económicas en las que se inserta.</text:p>
      <text:p text:style-name="P7">El carácter urgente de la presente disertación y compendio de publicaciones se justifica no solo por la naturaleza estructural de la violencia psiquiátrica, sino también por su escala, persistencia y legitimación institucional en España. El uso masivo e indiscriminado de psicofármacos en contextos clínicos y extraclínicos constituye una de las manifestaciones más sistemáticas de dicha violencia. En lugar de ser una herramienta excepcional de apoyo farmacológico puntual, los psicotrópicos se han convertido en el núcleo del dispositivo de gestión del sufrimiento, incluso cuando este tiene orígenes vitales, sociales, familiares o económicos completamente ignorados por el dispositivo médico. Las prácticas de prescripción reproducen patrones inerciales, sin investigación <text:soft-page-break/>individualizada del contexto de vida, sin escucha diagnóstica real y, en muchos casos, sin consentimiento informado.</text:p>
      <text:p text:style-name="P7">La sobremedicación psiquiátrica afecta a todas las franjas de edad, con efectos específicos y acumulativos. En la infancia, se prescriben fármacos antipsicóticos y estimulantes a menores con dificultades escolares o familiares, en muchos casos sin evaluación interdisciplinar ni abordaje del contexto psicosocial. La medicalización del comportamiento infantil ,etiquetado como TDAH o trastornos del espectro, se realiza sin protocolos éticamente válidos, y responde más a la presión de instituciones educativas desbordadas que a criterios clínicos rigurosos. Esto supone una vulneración sistemática del interés superior del menor y genera iatrogenias de largo plazo, incluyendo alteraciones endocrinas, problemas metabólicos y dependencia farmacológica precoz.</text:p>
      <text:p text:style-name="P7">En la edad adulta, el sistema de atención primaria actúa como primer nodo de medicalización psiquiátrica, especialmente en contextos de estrés social, violencia doméstica, pobreza estructural o experiencias traumáticas. Los y las profesionales de medicina familiar, sin acceso a recursos psicosociales adecuados y con agendas sobrecargadas, terminan recetando ansiolíticos, hipnóticos y antidepresivos como única forma de gestión de la demanda asistencial. El resultado es una farmacologización del sufrimiento que ni analiza ni resuelve las causas. En particular, se constata la prescripción continuada sin evaluación periódica de necesidad, y la falta de protocolos de retirada segura, contraviniendo recomendaciones internacionales de deprescripción responsable.</text:p>
      <text:p text:style-name="P7">El caso de las personas mayores es especialmente grave. La geriatría española presenta tasas de polifarmacia psiquiátrica desproporcionadas, donde pacientes con demencias, dolencias crónicas o simplemente deterioro funcional reciben cócteles farmacológicos que limitan su movilidad, reducen su autonomía y aceleran su dependencia institucional. Se ha documentado el uso sistemático de antipsicóticos como sedantes conductuales en residencias, lo cual constituye una forma de contención química sin justificación clínica suficiente. Estas prácticas vulneran el derecho a una atención digna y personalizada, y responden a criterios de control más que de cuidado.</text:p>
      <text:p text:style-name="P7">La psiquiatría institucional en España se caracteriza por su resistencia a revisar las condiciones de vida de quienes atiende. No se investigan contextos de abuso, violencia o exclusión; no se documentan las trayectorias sociales que preceden al ingreso hospitalario; y no se reconocen los vínculos entre desigualdad estructural y sufrimiento psíquico. En lugar de ello, se opta por la cronificación del diagnóstico y la acumulación de tratamientos farmacológicos sin justificación etiológica sólida. Esta inercia diagnóstica y terapéutica genera procesos de estigmatización, exclusión y autopercepción deteriorada, especialmente en mujeres, personas migrantes, personas LGTBI+ y otros colectivos vulnerabilizados.</text:p>
      <text:p text:style-name="P7">El coste de estas prácticas es incalculable en términos humanos, sociales y económicos. Miles de personas son condenadas a una vida medicalizada, sin recuperación posible dentro del sistema actual, con consecuencias que van desde el deterioro físico hasta el suicidio. Se pierde talento, se destruyen biografías, se empobrece la vida colectiva. Además, el gasto farmacéutico asociado a la psiquiatría supera ampliamente los beneficios terapéuticos documentados, desviando recursos de otras áreas más eficaces, como la psicoterapia comunitaria, la mediación social, la atención domiciliaria o el acompañamiento en primera persona.</text:p>
      <text:p text:style-name="P7">El modelo actual no es sostenible, ni desde una perspectiva clínica, ni desde una perspectiva económica, ni desde una perspectiva ética. La ausencia de mecanismos de revisión independiente, el corporativismo profesional y la falta de fiscalización pública han permitido que se consolide un <text:soft-page-break/>sistema cerrado, autorreferencial, y profundamente injusto. Este sistema no solo fracasa en su objetivo de aliviar el sufrimiento, sino que contribuye activamente a perpetuarlo.</text:p>
      <text:p text:style-name="P7">Las consecuencias del modelo actual sobre las familias y comunidades son devastadoras, tanto en entornos funcionales como en aquellos afectados por dinámicas abusivas. En contextos familiares con vínculos saludables y estructuras protectoras, la irrupción del sistema psiquiátrico coactivo produce fracturas, desplazamientos y desautorización de las redes afectivas naturales. Las decisiones clínicas se imponen sin considerar la historia vital, las dinámicas de cuidado ni las relaciones de apoyo ya existentes. Padres, madres, hermanos y parejas son desplazados del proceso, cuestionados, estigmatizados o considerados "parte del problema" sin evidencias suficientes ni justificación legal válida. Este fenómeno ha sido documentado como una forma de exclusión colateral, en la que el sistema patologiza a quien acompaña y rompe vínculos significativos sin alternativas reales de soporte.</text:p>
      <text:p text:style-name="P7">En familias donde existen actores agresores, perpetradores de violencia física, psicológica, sexual o económica, los dispositivos institucionales muestran una tolerancia estructural inaceptable. La psiquiatría institucional suele omitir la identificación de estas dinámicas, clasificando los síntomas de las víctimas como signos de trastorno individual sin investigar el origen de su sufrimiento. Esta ceguera selectiva actúa como una forma de complicidad estructural: protege al agresor, revictimiza a la persona dañada y legitima un diagnóstico que cronifica la violencia como una condición clínica del sujeto, en lugar de reconocerla como una respuesta adaptativa a un entorno destructivo. Se medicaliza el trauma, se niega la verdad, y se impide la justicia.</text:p>
      <text:p text:style-name="P7">Este sistema de prácticas genera consecuencias colectivas a gran escala. Se inhibe la capacidad de las comunidades para organizar respuestas colectivas de cuidado, se degrada la confianza en los sistemas públicos de salud y justicia, y se promueve un sentimiento generalizado de indefensión y riesgo. La ciudadanía percibe ,con razón, que denunciar el abuso, buscar ayuda o revelar sufrimiento puede conducir a la estigmatización, al internamiento, o a la pérdida de derechos. Esta percepción no es paranoica, sino empíricamente fundada. Los dispositivos supuestamente protectores operan, en muchos casos, como formas de castigo encubierto, control social y neutralización de la disidencia afectiva y emocional.</text:p>
      <text:p text:style-name="P7">Los motivos que permiten la persistencia de esta realidad son múltiples, interconectados y estructurales. Existen intereses corporativos ligados al mercado farmacéutico, a la industria del bienestar institucional y a los aparatos judiciales que externalizan la conflictividad social al ámbito clínico para no asumir responsabilidades estructurales. A estos factores económicos se suman factores culturales, como el miedo social a la diferencia, la desconfianza ante el dolor emocional, y la ideología del mérito individual que culpa a la víctima por su sufrimiento. También operan impulsos menos racionales: placeres de dominación, fantasías de control, y formas de sadismo legitimadas por la distancia profesional, que permiten ejercer violencia sin sentir responsabilidad. El resultado es un sistema médico-político que se ha desviado de su función originaria ,cuidar, proteger, sanar, y ha asumido funciones de represión, castigo y silenciamiento.</text:p>
      <text:p text:style-name="P7">Esta perversión del sistema de protección, ampliamente documentada, no puede entenderse como una anomalía accidental ni como un error aislado. Se trata de una arquitectura institucional estable, con mecanismos de autolegitimación y reproducción sistémica. Estados que se presentan como garantes de derechos humanos, de protección social y de ética médica reproducen, en la práctica, dispositivos que atentan directamente contra la dignidad, la integridad física y moral, y la <text:soft-page-break/>posibilidad misma de una vida autónoma. El vocabulario técnico ,trastorno, riesgo, prevención, adherencia, encubre formas de control, despojo y negación de la subjetividad. El sistema no fracasa: funciona exactamente como está diseñado, aunque sus efectos contradigan los principios que dice defender.</text:p>
      <text:p text:style-name="P7">La prostitución de lo sagrado ,la vida humana, la salud, el conocimiento científico, adquiere aquí una forma institucionalizada. La salud mental, en lugar de ser una disciplina orientada a la promoción del bienestar y la comprensión del sufrimiento, se convierte en un dispositivo de exclusión que penaliza la fragilidad, la diferencia y la memoria del trauma. La ciencia médica se pervierte cuando se pone al servicio de la obediencia, la eficiencia administrativa o los intereses comerciales, y pierde toda legitimidad cuando ignora los daños que causa o contribuye a ocultarlos. Los saberes esenciales para el progreso colectivo son instrumentalizados como herramientas de contención, deslegitimación y subordinación.</text:p>
      <text:p text:style-name="P7">Este diagnóstico obliga a una transformación estructural. No se trata de mejorar protocolos, aumentar recursos o sensibilizar a los profesionales, sino de redefinir los fines, los criterios de evaluación y las bases éticas de todo el sistema. La prevención de la violencia institucional debe convertirse en una prioridad clínica, legal y política. El desarrollo de metodologías de evaluación independientes, la implementación de prácticas de toma de decisiones compartida y el reconocimiento legal de los daños cometidos son medidas necesarias pero insuficientes. Se requiere una refundación epistemológica y normativa, guiada por principios de justicia restaurativa, ética relacional y responsabilidad institucional efectiva.</text:p>
      <text:p text:style-name="P7">El presente trabajo se enmarca en esa tarea: exponer, con precisión y rigor, las estructuras que permiten el daño; evidenciar su impacto sobre la vida de miles de personas; y proponer herramientas concretas para su desmantelamiento. Estas herramientas ,jurídicas, clínicas, tecnológicas y educativas, serán presentadas en los siguientes capítulos, y se derivan tanto del trabajo empírico como del compromiso ético con quienes han sido y siguen siendo víctimas de este sistema. </text:p>
      <text:p text:style-name="P7">1.2 Contexto español: institucionalización de la violencia y normalización de la tortura (pp. 13–32)</text:p>
      <text:p text:style-name="P7">En el contexto español contemporáneo, la persistencia de dispositivos médicos, judiciales y administrativos que vulneran sistemáticamente los derechos de personas en situación de sufrimiento psíquico no puede entenderse como una anomalía puntual ni como una mera disfunción organizativa. Se trata de un fenómeno estructural, sostenido por una red interdependiente de prácticas normalizadas, vacíos normativos, intereses corporativos y culturas institucionales arraigadas que operan de forma sinérgica. La violencia institucional ,incluyendo prácticas coercitivas, medicalización forzada, aislamiento, vigilancia encubierta, y revictimización legal, ha sido legitimada durante décadas como un componente operativo del sistema de salud mental. Su invisibilización se fundamenta en una narrativa tecnocrática que disocia el daño infligido del aparato que lo ejecuta, al tiempo que desplaza la atención del problema estructural hacia el supuesto déficit individual de las personas afectadas.</text:p>
      <text:p text:style-name="P7">En España, la legislación permite múltiples formas de restricción de derechos fundamentales bajo el argumento del interés clínico o la protección del paciente, sin mecanismos efectivos de control externo, revisión judicial real o rendición de cuentas profesional. Esta arquitectura normativa habilita, en la práctica, una zona de excepción legal dentro del Estado de derecho, en la cual las garantías constitucionales se suspenden para una población específica. Esta suspensión no ocurre en <text:soft-page-break/>contextos extraordinarios, sino en la cotidianidad de los centros de salud mental, hospitales, residencias geriátricas, centros de menores y espacios médicos-judiciales. La sistematicidad de estas prácticas encaja en la definición internacional de tortura y tratos crueles, inhumanos o degradantes, cuando se ejercen sin consentimiento válido, sin proporcionalidad ni necesidad clínica demostrable, y con consecuencias directas en la integridad física y psicológica de las personas.</text:p>
      <text:p text:style-name="P7">El proceso de institucionalización de esta violencia se ha producido mediante una combinación de factores: el mantenimiento de tradiciones clínicas verticales, la formación profesional acrítica respecto a los impactos del paradigma biomédico, la falta de inversión en modelos comunitarios, y la presión de los intereses económicos ligados a la industria farmacéutica y la gestión de infraestructuras psiquiátricas. El Estado ha delegado progresivamente en estos actores funciones de control social, mientras mantiene una retórica de protección y cuidado que disfraza la funcionalidad punitiva de los dispositivos. Esto constituye una forma de disonancia institucional estructural: los principios normativos que sustentan el sistema (dignidad, autonomía, legalidad, proporcionalidad) son sistemáticamente contravenidos por las prácticas operativas que el mismo sistema ampara.</text:p>
      <text:p text:style-name="P7">El modelo español se caracteriza también por una débil cultura de la supervisión externa y del escrutinio público de las actuaciones institucionales en salud mental. No existen mecanismos sólidos de auditoría independientes, los comités de bioética carecen de capacidad ejecutiva, y la figura del defensor del pueblo u organismos autonómicos similares operan con mandatos limitados y sin poder sancionador. Las víctimas de violencia institucional se enfrentan a un circuito cerrado de silencio: los canales de denuncia internos no son eficaces, la vía judicial suele revictimizar, y los procedimientos administrativos están diseñados para la defensa corporativa, no para el reconocimiento del daño. Esta opacidad estructural refuerza la impunidad y perpetúa el modelo. La negligencia, el abuso y la tortura no son accidentes del sistema, sino consecuencias lógicas de su arquitectura institucional.</text:p>
      <text:p text:style-name="P7">La normalización cultural de esta violencia se expresa en el lenguaje, en los protocolos y en la formación profesional. La medicalización del malestar, la concepción patológica de la diferencia, la infantilización de las personas en crisis, y la obediencia institucional como virtud profesional han consolidado un imaginario social que disocia salud de justicia, protección de libertad, y cuidado de respeto. En este imaginario, la coerción es presentada como contención, la sumisión como recuperación, y la obediencia como adherencia terapéutica. La práctica clínica se transforma así en un espacio de disciplinamiento, donde la legitimidad del sufrimiento depende de su adecuación a los marcos normativos establecidos por el dispositivo médico. Lo que no encaja en esos marcos se redefine como riesgo, resistencia, negación del diagnóstico o trastorno de conducta, categorías que habilitan intervenciones coactivas sin posibilidad de apelación efectiva.</text:p>
      <text:p text:style-name="P7">La jurisprudencia española ha contribuido escasamente a revertir esta situación. Las sentencias del Tribunal Supremo y del Tribunal Constitucional han confirmado, en su mayoría, la validez de intervenciones involuntarias sin exigir estándares rigurosos de prueba ni garantías efectivas para la persona afectada. La carga de la prueba recae habitualmente en la víctima, y los informes clínicos ,frecuentemente elaborados sin entrevista directa ni evaluación longitudinal, son considerados pruebas suficientes de peligrosidad o incapacidad. Esta asimetría probatoria refuerza la estructura de dominación: los hechos narrados por las personas afectadas son considerados irrelevantes, delirantes o parte de su patología, mientras que las interpretaciones del sistema son aceptadas como hechos objetivos. Esta lógica convierte a las instituciones en jueces de su propia actuación, eliminando cualquier posibilidad real de reparación.</text:p>
      <text:p text:style-name="P7"><text:soft-page-break/>La complicidad institucional en la perpetuación de la violencia estructural no se limita a la psiquiatría. Incluye a trabajadoras sociales, cuerpos policiales, profesionales sanitarios generales, funcionariado judicial, personal de servicios educativos y personal de administración pública que, por acción u omisión, reproducen y consolidan un entramado de control sin contrapesos éticos ni jurídicos efectivos. La confluencia entre las decisiones clínicas y las decisiones judiciales, en ausencia de debate interdisciplinar o revisión externa, facilita una cadena de decisiones erróneas que se autoalimentan, negando sistemáticamente la experiencia subjetiva de las víctimas. Se privilegia la estabilidad institucional por encima de la verdad, el control de riesgos por encima de la autonomía, y la eficiencia procesal por encima de la reparación.</text:p>
      <text:p text:style-name="P7">En particular, la psiquiatría española se ha blindado frente a la crítica estructural, adoptando una postura de negación activa del daño. Las comisiones hospitalarias, asociaciones profesionales y colegios médicos rara vez reconocen fallos estructurales, y cuando lo hacen, lo plantean como casos aislados o errores humanos corregibles dentro del sistema. Esta lógica impide cualquier revisión de raíz. Los manuales diagnósticos, los protocolos de intervención, los marcos de evaluación de riesgos y las rutas asistenciales están diseñados desde una epistemología que patologiza sin analizar contextos de violencia previa, desprotección legal, o condiciones sociales estructuralmente opresivas. El diagnóstico se impone, el tratamiento se cronifica, y el sujeto se medicaliza hasta su exclusión definitiva de la vida social plena.</text:p>
      <text:p text:style-name="P7">En este contexto, las familias que actúan como núcleos de violencia ,por negligencia, abuso, desprotección activa o cooperación con los agresores institucionales, son protegidas institucionalmente bajo el mito de la unidad familiar como espacio de seguridad. Esto revictimiza a quienes han sufrido violencia intrafamiliar, especialmente niñas y mujeres, transfiriendo la responsabilidad de su sufrimiento a una supuesta enfermedad mental individual, en lugar de indagar en los factores estructurales de su situación. En paralelo, las familias protectoras y comprometidas con el cuidado ético son sistemáticamente deslegitimadas si critican las decisiones institucionales o se niegan a aceptar intervenciones injustificadas, pasando a ser tratadas como obstáculos al tratamiento. Se invierte así el principio de protección: se castiga a quienes intentan cuidar bien, y se protege a quienes abusan, siempre que mantengan el guion institucional.</text:p>
      <text:p text:style-name="P7">La violencia estructural en España no se limita al encierro involuntario o a la sujeción mecánica. Incluye prácticas extendidas como la prescripción masiva de psicofármacos en contextos sin evaluación psicopatológica suficiente, la imposición de diagnósticos psiquiátricos permanentes a niñas y niños en entornos escolares y sociales adversos, y la utilización de tratamientos farmacológicos como medida de control de la conducta en residencias de mayores o centros de menores. Estas prácticas ,legalizadas, pero ilegítimas, constituyen formas de violencia médica encubierta, que afectan la integridad neurológica, emocional y relacional de las personas. A menudo, los efectos secundarios se convierten en causas nuevas de exclusión o internamiento, creando ciclos de cronificación e institucionalización sin salida.</text:p>
      <text:p text:style-name="P7">La dimensión económica del problema es insoslayable. El mantenimiento de dispositivos institucionales de control requiere recursos públicos significativos, que se desvían de modelos comunitarios, preventivos o participativos. Se financian estructuras de encierro, no redes de cuidado; se pagan tratamientos de mantenimiento, no procesos de acompañamiento y reparación; se subvenciona la farmacologización, no la creación de condiciones materiales para una vida digna. Esto refleja una priorización política que, bajo el discurso de la salud mental, en realidad sustenta modelos de exclusión social y marginación prolongada. El coste económico de esta arquitectura <text:soft-page-break/>supera, a largo plazo, el de cualquier modelo preventivo, y sus consecuencias en salud pública son catastróficas.</text:p>
      <text:p text:style-name="P7">En el plano legal, las personas afectadas por estos dispositivos institucionales enfrentan una doble exclusión: primero, por ser consideradas no fiables en sus relatos por su diagnóstico; y segundo, por quedar fuera del perímetro de protección efectiva del derecho, que exige pruebas documentales o periciales que el propio sistema bloquea. Las vías de denuncia no están adaptadas a las realidades de quienes viven bajo tutela, tratamiento forzoso, o incapacitación jurídica. Las instituciones rechazan que se considere la violencia estructural como categoría jurídica, reduciéndola a casos clínicos individuales o a desviaciones del protocolo. Esta fragmentación impide la acumulación de pruebas estructurales, y neutraliza cualquier intento de litigio estratégico.</text:p>
      <text:p text:style-name="P7">El componente cultural y simbólico de esta violencia estructural también requiere análisis. En España, el estigma hacia la locura y la medicalización del sufrimiento psíquico están profundamente interiorizados en los medios de comunicación, la educación formal, y los discursos institucionales. Se produce una pedagogía de la obediencia: quienes no se ajustan a los cánones de la estabilidad emocional o del rendimiento productivo son encasillados como inestables, problemáticos, incapaces. Esta clasificación produce efectos materiales: pérdida de empleo, custodia de hijos e hijas, acceso a vivienda, autonomía económica. La estigmatización no es simbólica: es una herramienta operativa de exclusión.</text:p>
      <text:p text:style-name="P7">Este conjunto de dinámicas ,médicas, legales, culturales y administrativas, conforman una red estructural que normaliza la tortura como práctica de gestión del sufrimiento. Esta normalización es lo que convierte a la violencia en estructural, y a su denuncia en subversiva. Cualquier intento de romper esta lógica es penalizado: por el colegio profesional, por la dirección del centro, por el juzgado de guardia, o por el equipo médico. La estabilidad del sistema depende de su capacidad para negar el daño que produce.</text:p>
      <text:p text:style-name="P7"/>
      <text:p text:style-name="P7">El actual contexto mundial, caracterizado por el recrudecimiento de conflictos armados, el deterioro acelerado de las condiciones de vida en múltiples regiones, y la expansión de dispositivos represivos formales e informales, exige una lectura estructural de los marcos de violencia legítima. La salud mental, concebida como esfera de contención del sufrimiento humano, se ha convertido progresivamente en un instrumento de control, supresión y silenciamiento de demandas sociales legítimas. Lo que debería ser un espacio de cuidado y restitución, opera como campo de castigo, medicalización forzosa y reencauzamiento biopolítico de la disidencia, el dolor y la diferencia.</text:p>
      <text:p text:style-name="P7">En este sentido, los Estados de derecho europeos ,y España como caso paradigmático, han fallado en su mandato esencial de salvaguardar la integridad física, psíquica y moral de las personas sometidas a su jurisdicción. Este fracaso se visibiliza con crudeza en los márgenes: personas migrantes, mujeres pobres, madres solas, menores institucionalizados, personas con diversidad funcional, profesionales que denuncian malas prácticas, y pacientes psiquiatrizados de manera forzosa o crónica. Pero la violencia no se limita a los márgenes: también afecta a profesionales formados, a investigadoras con trayectoria internacional, a personas que, lejos de representar un riesgo, encarnan el potencial de transformación que el sistema busca inhibir.</text:p>
      <text:p text:style-name="P7">El caso que enmarca esta disertación y compendio de publicaciones, vivido en primera persona por su autora, ilustra la gravedad de este fenómeno. Tras años de trabajo profesional, investigación científica y contribución académica reconocida, la respuesta institucional al sufrimiento fue la <text:soft-page-break/>tortura: encierro, medicalización forzosa, aislamiento, desacreditación sistemática, ocultamiento de pruebas de violencia, negación de auxilio legal y psicosocial, destrucción familiar y revictimización judicial. Todo ello no como efecto de un error puntual, sino como consecuencia de un sistema que protege al agresor, silencia a la víctima, y castiga la denuncia. Lo ocurrido en territorio europeo, bajo legislación supuestamente garantista, representa una violación flagrante del derecho internacional de los derechos humanos.</text:p>
      <text:p text:style-name="P7">En paralelo, se documenta la continuidad de la violencia institucional en Indonesia, donde la coautora del relato empírico fue víctima de secuestro, violación, embarazo forzado, abandono, y amenazas persistentes a su integridad física y psicológica. Ningún sistema de protección ,ni médico, ni jurídico, ni comunitario, intervino para prevenir, reparar o proteger. El Estado, en ambos casos, falló como garante de derechos y operó como facilitador de crímenes. Esta simetría transnacional no es casual: evidencia la existencia de patrones universales de negación institucional, legitimación de la violencia contra las mujeres, y encubrimiento sistémico de redes que se benefician del sufrimiento ajeno.</text:p>
      <text:p text:style-name="P7">El tratamiento del trauma, en contextos como estos, no puede depender de la farmacología. La psiquiatría, en su versión hegemónica, responde a estas situaciones con herramientas que agravan el daño: neurolépticos, hospitalizaciones forzadas, estigmatización diagnóstica, y medicalización de la resistencia. Se ignora sistemáticamente el origen violento del sufrimiento, se patologiza la respuesta adaptativa de la víctima, y se consolida su exclusión social a través de procedimientos que carecen de validez científica y de ética aplicada. Esta forma de violencia institucional se disfraza de atención sanitaria, pero constituye una forma de tortura blanca: limpia, protocolizada, legalizada, pero destructiva.</text:p>
      <text:p text:style-name="P7">En el contexto español, estos dispositivos no sólo se aplican a quienes se salen del orden prescrito, sino también a quienes denuncian su mal funcionamiento. Profesionales honestas, madres protectoras, académicas críticas, y personas comprometidas con los derechos humanos son especialmente vulnerables. Los dispositivos de salud mental se convierten en herramientas para silenciar a quienes exponen la verdad. Las decisiones clínicas se utilizan como represalia, las medidas cautelares como castigo, y los informes médicos como armas. La ciencia se vacía de contenido, la medicina se degrada, el derecho se convierte en ritual vacío. Así, los sistemas que deberían proteger la vida se convierten en cómplices activos de su destrucción.</text:p>
      <text:p text:style-name="P7">El impacto social de esta realidad es devastador. Se desestructuran familias, se cronifican patologías evitables, se criminaliza la pobreza, se institucionaliza la desigualdad, se consumen recursos públicos en medidas punitivas ineficaces, y se bloquea cualquier intento de reparación colectiva. La población lo vive con resignación, miedo o desconocimiento. Los medios de comunicación apenas visibilizan estos procesos. Las instituciones, cuando los reconocen, los minimizan. Y la academia, salvo excepciones marginales, permanece en silencio. La complicidad es sistémica. Y el coste, incalculable.</text:p>
      <text:p text:style-name="P7">Este trabajo de disertación y compendio de publicaciones se inscribe en un esfuerzo por romper ese silencio, documentar el daño, sistematizar la evidencia, y proponer caminos de transformación real. Se trata de enfrentar, con herramientas científicas y legales, un entramado de violencias que se presenta como cuidado, pero actúa como supresión. La autora no es sólo testigo, sino víctima directa de ese entramado. Y su respuesta, en lugar de la sumisión, es la producción de conocimiento, <text:soft-page-break/>la organización colectiva y la propuesta de soluciones estructurales. Esta disertación y compendio de publicaciones es parte de esa respuesta.</text:p>
      <text:p text:style-name="P7">La violencia estructural no sólo despoja a las personas de recursos, vínculos o derechos. En sus formas más extremas, las empuja hacia la aniquilación. El suicidio, en contextos marcados por la medicalización sin escucha, la desprotección institucional, la criminalización de la diferencia y la negación sistemática de la violencia, no puede entenderse como fenómeno aislado ni como expresión individual de una patología interna. Es, antes que nada, un indicador social de falla sistémica: de injusticia acumulada, de sufrimiento desatendido, de estructuras que no ofrecen otra salida que la desaparición. No se trata de una enfermedad mental que se instala en un sujeto, sino de un entorno hostil que vuelve invivible la vida misma.</text:p>
      <text:p text:style-name="P7">En el contexto español, las tasas de suicidio superan desde hace años las cifras de mortalidad por accidentes de tráfico, homicidios y violencia de género combinados. No se trata de un fenómeno marginal. Es un fracaso colectivo, persistente, silenciado. La respuesta institucional ante esta realidad ha sido pobre, centrada en campañas de sensibilización ineficaces, derivaciones automáticas a atención primaria sobrecargada, y dispositivos psiquiátricos que muchas veces actúan con una lógica punitiva: se encierra, se medica, se vigila, pero no se acompaña ni se repara. La persona que expresa ideas suicidas no encuentra apoyo integral, sino sospecha, medicalización, y con frecuencia, reclusión. El mensaje institucional no es de comprensión, sino de control.</text:p>
      <text:p text:style-name="P7">Diversos colectivos presentan tasas desproporcionadamente elevadas de suicidio y tentativas: personas trans y no binarias, mujeres migrantes víctimas de violencia, personas diagnosticadas con trastornos mentales crónicos, adolescentes en situación de acoso, profesionales precarizados y judicializados, personas mayores institucionalizadas o solas, víctimas de abuso no reconocido. En todos estos casos, el denominador común no es un desequilibrio neuroquímico, sino el aislamiento estructural, la impunidad de los agresores, y la deslegitimación de la experiencia del sufrimiento. Son colectivos que han sido sistemáticamente desatendidos, revictimizados o invisibilizados. En muchos casos, son además objeto de dispositivos que operan como catalizadores del daño: informes psiquiátricos que niegan la veracidad del abuso, decisiones judiciales que entregan a menores a sus maltratadores, protocolos sanitarios que medicalizan el trauma sin atender sus causas.</text:p>
      <text:p text:style-name="P7">La disertación y compendio de publicaciones que aquí se presenta parte de una experiencia vivida al límite de esa aniquilación inducida. No por desesperación subjetiva, sino por acumulación objetiva de violencia institucional, impunidad, aislamiento y persecución. No por vulnerabilidad personal, sino por integridad no reconocida. El sufrimiento no es el problema, sino la respuesta del sistema al sufrimiento. La violencia médica no es un accidente, sino una práctica repetida, protegida y legitimada. La persona que denuncia, resiste o exige coherencia es percibida como amenaza. Y el suicidio ,o su tentativa, o su deseo, como una prueba de enfermedad, en lugar de como el síntoma último de una estructura injusta.</text:p>
      <text:p text:style-name="P7">La ausencia de mecanismos eficaces de reparación, el descrédito de los testimonios, la psiquiatrización forzada, la impunidad de agresores institucionales, y la ruptura sistemática de vínculos protectores configuran un contexto que empuja a miles de personas a considerar la muerte como única vía de escape. Lo que debería ser inadmisible ,la normalización del suicidio como derivada de la desprotección estructural, se ha convertido en parte del paisaje institucional. La evidencia acumulada no genera cambios estructurales, sino reformas simbólicas o cosméticas. Se producen guías clínicas sin base empírica sólida. Se criminaliza el intento de suicidio en la práctica, <text:soft-page-break/>aunque no en la ley. Se excluye del sistema a quien ya fue excluido por su entorno. El derecho a la vida se ve sustituido por la administración del daño.</text:p>
      <text:p text:style-name="P7">Este fenómeno no se limita a la psiquiatría. Atraviesa el conjunto del Estado de bienestar. La escuela no protege. El sistema judicial revictimiza. Los servicios sociales desconfían. La medicina niega. La academia calla. La administración encubre. El resultado es un campo institucional sin puntos de apoyo reales para quien denuncia, sufre, o resiste. Una estructura que actúa como sistema cerrado, autoprotegido, refractario a la verdad. En ese contexto, la muerte no es sólo un fracaso, sino un síntoma revelador: allí donde la vida no encuentra legitimación, el suicidio se convierte en diagnóstico social.</text:p>
      <text:p text:style-name="P7">Las cifras oficiales apenas reflejan la magnitud del problema. Hay suicidios que no se registran, que se ocultan, que se maquillan. Hay tentativas que no llegan a los registros porque no se consideran dignas de atención. Hay muertes lentas, por negligencia médica, por sobremedicación, por abandono institucional, que no se computan como tales. El sufrimiento inducido, mantenido y normalizado en las instituciones de salud, justicia y asistencia es una forma de violencia estructural no cuantificada. Y sin datos completos, las soluciones propuestas siguen siendo parciales, ineficaces y, a menudo, culpabilizadoras.</text:p>
      <text:p text:style-name="P7">Urge un cambio de paradigma. No se trata de mejorar la detección precoz, ni de aumentar el número de psicólogos en la sanidad pública, aunque ambas medidas puedan ser útiles. Se trata de desmontar las estructuras que inducen el suicidio. De garantizar justicia efectiva, apoyo real, escucha activa. De dejar de medicalizar el sufrimiento, y empezar a abordarlo en su complejidad biocultural, política y estructural. Se trata de asumir, con rigor científico y responsabilidad pública, que muchas personas no mueren porque quieren, sino porque han sido empujadas a la muerte por un sistema que niega su dignidad, silencia su verdad, y no les ofrece ninguna alternativa.</text:p>
      <text:p text:style-name="P7">Esta disertación y compendio de publicaciones se inscribe en ese compromiso. Documenta, analiza y denuncia la estructura institucional que convierte el sufrimiento en enfermedad, la denuncia en peligro, la víctima en sospechosa. Y propone un camino alternativo: desde la evidencia, desde el derecho, desde la acción colectiva. A todas las personas que fueron empujadas a morir, esta disertación y compendio de publicaciones les reconoce. A todas las que aún viven en la frontera de esa aniquilación inducida, esta disertación y compendio de publicaciones les ofrece instrumentos. Y a quienes sostienen la violencia, bajo ropajes de ciencia, cuidado o legalidad, esta disertación y compendio de publicaciones les señala con precisión, sin eufemismos ni equidistancias.</text:p>
      <text:p text:style-name="P7"/>
      <text:p text:style-name="P7">1.3 Justificación académica, científica y legal (pp. 33–48)</text:p>
      <text:p text:style-name="P7">La presente investigación doctoral se justifica académica y científicamente como una necesidad inaplazable de revisión crítica y proposicional frente a la continuidad de prácticas institucionales ,médicas, administrativas y judiciales, que vulneran los derechos fundamentales de las personas en contextos de sufrimiento psicosocial, especialmente en el ámbito de la salud mental. Se parte de una premisa empírica y analíticamente comprobable: la coexistencia sistémica, en el contexto español y europeo, de mecanismos que encubren la violencia institucional bajo marcos de supuesta atención, seguridad o protección, sin cumplir con las garantías constitucionales, bioéticas ni científicas requeridas.</text:p>
      <text:p text:style-name="P7"><text:soft-page-break/>Desde el punto de vista académico, la literatura actual revela importantes lagunas en la articulación transdisciplinar de los saberes sobre salud mental, sistemas de protección, epistemologías del daño y estructuras institucionales. La mayoría de los abordajes siguen operando en silos disciplinares ,psiquiatría clínica, derecho procesal, trabajo social, antropología médica, bioética, sin una integración funcional que permita diagnosticar y reparar el daño estructural. Esta disertación y compendio de publicaciones propone una síndisertación y compendio de publicaciones operativa mediante una metodología de investigación-acción biocultural, combinando análisis etnográfico, modelado XXX EXPERIMENT.COM and EU BEACON XXX y análisis legal multiescalar, con el objetivo de diseñar soluciones replicables y coherentes con los principios del paradigma de Una Salud y justicia estructural.</text:p>
      <text:p text:style-name="P7">Desde la perspectiva científica, esta investigación introduce innovación metodológica y sustantiva en varios frentes. En primer lugar, se desarrollan y validan instrumentos mixtos de análisis institucional, que permiten detectar dinámicas de coerción y daño persistente en sistemas clínico-jurídicos. En segundo lugar, se incorpora modelado XXXiano aplicado a datos etnográficos y testimoniales, permitiendo la generación de inferencias robustas sobre causalidad estructural y probabilidad de daño en distintos escenarios institucionales [incluir pseudocódigo de algoritmo de priorización de rutas de intervención]. En tercer lugar, se ofrece una propuesta concreta de rediseño de los sistemas de toma de decisiones en salud mental, basada en principios de deliberación estructurada, consentimiento informado dinámico, e indicadores contextualizados de riesgo y autonomía [insertar visualización de arquitectura de red de decisión contextualizada].</text:p>
      <text:p text:style-name="P7">Legalmente, esta disertación y compendio de publicaciones se enmarca en los compromisos internacionales asumidos por el Estado español en materia de derechos humanos, bioética y protección de la infancia, así como en los principios constitucionales de dignidad, libertad personal, tutela judicial efectiva, y derecho a la salud. Se demuestra que múltiples prácticas psiquiátricas y administrativas vigentes en España vulneran de forma sistemática estos derechos, tanto por acción (intervenciones coercitivas sin base empírica ni judicial efectiva) como por omisión (falta de atención integral ante situaciones de violencia, exclusión o trauma). Se analiza la doctrina del Tribunal Europeo de Derechos Humanos y las obligaciones derivadas de la Convención sobre los Derechos de las Personas con Discapacidad, mostrando cómo el incumplimiento reiterado de estas normativas sitúa al Estado en una posición de responsabilidad estructural frente a sus ciudadanas y ciudadanos [incluir tabla de correlación entre normativas internacionales, legislación nacional y prácticas institucionales observadas].</text:p>
      <text:p text:style-name="P7">Además, la presente disertación y compendio de publicaciones se justifica en términos de impacto social, económico y estructural. El coste de mantener sistemas de salud mental centrados en el control, la medicalización y la exclusión ,en lugar de en la prevención, la comprensión y la justicia reparadora, es insostenible. Genera dependencia crónica, iatrogenia, pérdida de capacidades, desarraigo social, y un uso ineficiente y dañino de recursos públicos. Se calcula que las prácticas de sobremedicación sin análisis etiológico, el internamiento no justificado y la falta de abordaje psicosocial del daño tienen un impacto económico directo y acumulativo [insertar estimación de coste por tipo de práctica coercitiva]. Asimismo, se documentan las consecuencias en términos de capital humano, sufrimiento acumulado, y erosión de la confianza institucional.</text:p>
      <text:p text:style-name="P7">El enfoque de Una Salud ,que articula salud humana, social, ambiental y ética como dimensiones inseparables, constituye el marco epistemológico transversal de esta disertación y compendio de publicaciones. Se trata de un enfoque ya adoptado por organismos internacionales (OMS, FAO, <text:soft-page-break/>OIE, ONU), pero escasamente integrado en las políticas de salud mental en Europa. Esta investigación busca precisamente implementar ese paradigma, mostrando cómo los dispositivos de atención mental deben operar desde una comprensión ecosistémica del sufrimiento humano, conectando factores estructurales, relacionales y simbólicos con intervenciones personalizadas, basadas en derechos y orientadas a la recuperación integral.</text:p>
      <text:p text:style-name="P7">En este sentido, la disertación y compendio de publicaciones se alinea con los Objetivos de Desarrollo Sostenible, particularmente los ODS 3 (salud y bienestar), 5 (igualdad de género), 10 (reducción de desigualdades), 16 (paz, justicia e instituciones sólidas), y 17 (alianzas para lograr los objetivos). La red EU BEACON One Health Education and Technology ,creada y coordinada por la autora <text:span text:style-name="T10">a lo largo del trabajo de campo de esta disertación y compendio de publicaciones doctoral</text:span>, representa una plataforma concreta para la implementación y escalado de las soluciones aquí propuestas, incluyendo formación a profesionales, rediseño institucional participativo, transferencia tecnológica abierta, y generación de sistemas de evaluación con indicadores multiescalares [indicar esquema preliminar de implementación en BEACON].</text:p>
      <text:p text:style-name="P7">El objetivo no es únicamente denunciar lo que falla, sino sentar las bases para un rediseño estructural viable, verificable, y alineado con principios éticos, legales y científicos. Esta disertación y compendio de publicaciones constituye, por tanto, no sólo un ejercicio académico, sino una herramienta práctica de transformación, documentada empíricamente, formulada técnicamente y justificada jurídicamente.</text:p>
      <text:p text:style-name="P7">La justificación académica, científica y legal de esta investigación radica en la necesidad urgente de desarticular los mecanismos que reproducen daño estructural desde sistemas institucionales cuya legitimidad se sustenta en la retórica de la protección y la salud pública, pero cuyas prácticas operan, de facto, como dispositivos de represión, sometimiento y cronificación del sufrimiento. El aparato psiquiátrico, tal como ha sido históricamente conformado y actualmente implementado en los marcos normativos españoles y europeos, constituye un ejemplo paradigmático de esta contradicción. La lógica de medicalización sin comprensión, de intervención sin consentimiento y de diagnóstico sin escucha constituye un patrón documentado en esta disertación y compendio de publicaciones mediante análisis empíricos, revisión normativa y observación directa.</text:p>
      <text:p text:style-name="P7">La evidencia acumulada en el trabajo de campo demuestra que el conocimiento generado en contextos de violencia institucional no solo es científicamente válido, sino imprescindible para una transformación estructural de los marcos de decisión y acción en salud mental. Este conocimiento se genera desde posiciones epistémicamente desautorizadas por los sistemas formales, pero epistemológicamente privilegiadas por su proximidad al daño real y al sufrimiento concreto. Esta disertación y compendio de publicaciones, por tanto, se inscribe en una tradición crítica de producción científica comprometida con la reparación y la justicia social, integrando aportes desde la antropología médica, la epidemiología crítica, la sociología del conocimiento y el derecho internacional de los derechos humanos.</text:p>
      <text:p text:style-name="P7">Desde un punto de vista legal, la sistematicidad del daño sufrido por pacientes, profesionales disidentes y familias en contextos de institucionalización psiquiátrica configura una violación múltiple y continuada de normativas nacionales e internacionales. El incumplimiento del deber de cuidado, la omisión deliberada de medidas de protección, y la negativa a investigar denuncias fundadas de tortura médica o violencia institucional constituyen no solo faltas éticas, sino crímenes tipificados en múltiples marcos legales. La legislación española, en su configuración actual, permite <text:soft-page-break/>,y en ocasiones incentiva, la ejecución de tratamientos forzosos y medidas coercitivas sin el cumplimiento de garantías mínimas, lo cual vulnera sistemáticamente los derechos constitucionales de libertad, integridad física y moral, y tutela judicial efectiva.</text:p>
      <text:p text:style-name="P7">La dimensión científica de esta disertación y compendio de publicaciones se sustenta en la aplicación rigurosa de metodologías mixtas y multiescalares, así como en el desarrollo de herramientas XXX EXPERIMENT.COM and EU BEACON XXXes diseñadas para validar trayectorias de daño institucional y formular rutas de reparación estructural. Esta estrategia metodológica integra modelos XXXianos, pseudocódigo de decisión clínica y análisis textual de protocolos, sentencias judiciales y documentos normativos [incluir aquí referencias a algoritmos y visualizaciones a desarrollar]. La combinación de análisis cualitativo y cuantitativo no responde a una estrategia meramente técnica, sino a una decisión ética y epistémica: el daño estructural exige metodologías capaces de capturar la complejidad multicausal, las interacciones contextuales y los efectos acumulativos que definen la realidad vivida por las personas afectadas.</text:p>
      <text:p text:style-name="P7">Académicamente, esta disertación y compendio de publicaciones se inscribe en los esfuerzos internacionales por documentar, denunciar y revertir la medicalización de la exclusión social y la legitimación científica del castigo bajo formato clínico. Desde las redes europeas en las que la autora participa ,EU COST BEACON, ReMO, FOSTREN, CliMent, Youth Digital Mental Health, se ha construido una masa crítica de evidencia y coordinación que permite ampliar el alcance de esta disertación y compendio de publicaciones más allá de lo individual o nacional. La articulación con redes científicas y profesionales que promueven una salud integral, no coercitiva, informada por derechos y orientada a la recuperación es parte constitutiva del valor de esta investigación. Así mismo, el liderazgo asumido en el diseño y coordinación de nuevas propuestas en el marco de One Health Education and Technology, desde la red BEACON, constituye una plataforma operativa para la implementación futura de las recomendaciones que se derivan de este trabajo.</text:p>
      <text:p text:style-name="P7">[Desarrollar aquí visualización esquemática del marco de articulación entre epistemologías críticas, bases legales y rutas de reparación. Ver esquema conceptual de la arquitectura analítica.]</text:p>
      <text:p text:style-name="P7">En términos de impacto esperado, esta disertación y compendio de publicaciones no pretende únicamente aportar evidencia científica sobre las prácticas de daño institucional en el ámbito de la salud mental. Su objetivo central es transformar los dispositivos que las perpetúan, proponiendo una nueva arquitectura normativa, científica y ética que permita pasar del sometimiento forzoso a la corresponsabilidad sanitaria, del diagnóstico impugnatorio a la validación de trayectorias biográficas, y de la coerción estructural al acompañamiento clínico y social informado, justo y reparador. Esta justificación no responde a un imperativo teórico abstracto, sino a una necesidad humana inmediata, que se manifiesta en los rostros, los cuerpos y las vidas rotas de miles de personas invisibilizadas por sistemas que aún no han sido transformados.</text:p>
      <text:p text:style-name="P7">[Insertar diagrama de ciclo de violencia institucional y puntos de intervención recomendada. Desarrollar pseudocódigo de árbol de decisión para la exclusión de intervenciones coercitivas en entornos clínicos.]</text:p>
      <text:p text:style-name="P7">La presente disertación y compendio de publicaciones cumple una doble función. Por un lado, aporta una justificación académica, científica y legal para la reformulación estructural de los dispositivos clínicos, jurídicos y sociales que perpetúan la violencia psiquiátrica y médica en España y en el contexto europeo. Por otro, documenta y estructura una trayectoria vivida de tortura médica, institucional y sociopolítica, sufrida por la autora en primera persona, como ejemplo <text:soft-page-break/>empírico y epistémico del daño estructural aún vigente. En este sentido, el conocimiento generado no parte de un marco teórico ajeno, sino de la sistematización científica de la experiencia vivida, colectivizada y transdisciplinarmente interpretada. El sufrimiento no se describe como excepción, sino como parte de una normalidad institucionalizada que debe ser desactivada desde todos los frentes posibles: científico, jurídico, educativo, técnico, ético y político.</text:p>
      <text:p text:style-name="P7">La validez legal de esta disertación y compendio de publicaciones se asienta en el reconocimiento explícito de las obligaciones del Estado en materia de prevención de la tortura, protección de la integridad física y psíquica, garantía del consentimiento informado y prohibición del trato cruel, inhumano o degradante. Los instrumentos internacionales ratificados por España, incluyendo la Convención contra la Tortura, la Convención sobre los Derechos de las Personas con Discapacidad y el Convenio Europeo de Derechos Humanos, obligan a revisar con carácter urgente todas las prácticas institucionales que vulneren estos principios. La sistematicidad con la que se administran psicofármacos sin información suficiente, se perpetúan ingresos involuntarios sin alternativas viables, se bloquean procesos de recuperación y se ignora el sufrimiento social de base configura un incumplimiento continuado de estas obligaciones. La inacción institucional ante denuncias reiteradas de daño, y la legitimación acrítica de los dispositivos psiquiátricos como neutralidad médica, representan no solo un error científico, sino una violación legal sostenida.</text:p>
      <text:p text:style-name="P7">Desde una perspectiva científica, esta disertación y compendio de publicaciones integra métodos cuantitativos, cualitativos y XXX EXPERIMENT.COM and EU BEACON XXXes, con una arquitectura metodológica multiescalar. El diseño incorpora modelos causales estructurados, validación en R de los resultados obtenidos, y visualizaciones orientadas a la toma de decisiones clínicas y políticas. Estos elementos permiten traducir fenómenos complejos en indicadores operativos capaces de identificar trayectorias de daño, factores de riesgo y puntos de intervención efectivos [insertar visualización de nodos de daño estructural y su traducción a código analítico]. La aproximación XXXiana desarrollada permite modelar probabilidades acumuladas de exposición a prácticas violentas en función de variables sociales, contextuales y de respuesta institucional. La combinación de estos modelos con testimonios etnográficos, análisis de marcos normativos y observación directa garantiza la consistencia interna del diseño y su validez externa.</text:p>
      <text:p text:style-name="P7">En términos de política pública y diseño institucional, esta disertación y compendio de publicaciones articula el conocimiento producido con el desarrollo programático de la red EU BEACON One Health Education and Technology. Esta red, liderada por la autora en el marco de la acción COST europea, constituye la principal plataforma de transferencia operativa de los resultados de esta investigación. A través de ella se articulan propuestas de formación para profesionales, rediseño de currículos educativos, creación de sistemas de alerta ética en entornos clínicos y sociales, e implementación de marcos de intervención comunitaria centrados en la prevención de la violencia estructural desde la infancia. Se integran los Objetivos de Desarrollo Sostenible relativos a salud y bienestar, educación de calidad, igualdad de género, reducción de las desigualdades, y justicia e instituciones sólidas. Esta integración no es retórica, sino parte activa del diseño analítico y de las propuestas de transformación sistémica desarrolladas.</text:p>
      <text:p text:style-name="P7">[Incluir esquema de vinculación entre indicadores de daño estructural, rutas de reparación y nodos institucionales responsables de la implementación.]</text:p>
      <text:p text:style-name="P7">El trabajo empírico realizado, incluyendo observación participante prolongada en contextos clínicos, académicos y comunitarios, revela la existencia de un patrón reiterado de desprotección <text:soft-page-break/>legal y médica frente a violencias claramente estructurales. Las víctimas, especialmente mujeres, niños y profesionales disidentes, son sistemáticamente excluidas de los procesos de decisión que afectan su salud, sometidas a medidas sin evaluación independiente, y estigmatizadas como incapaces, peligrosas o exageradas. El aparato institucional reacciona a la denuncia no con reparación, sino con silencio, deslegitimación o castigo. Esta dinámica se ve agravada por la fragmentación institucional, la falta de indicadores comunes, la opacidad burocrática y la captura de las estructuras de evaluación por intereses corporativos, gremiales o ideológicos.</text:p>
      <text:p text:style-name="P7">La justificación legal de esta disertación y compendio de publicaciones se refuerza en el contexto del derecho constitucional español, que garantiza la tutela judicial efectiva, la dignidad humana, la integridad física y moral, y el derecho a no sufrir tratamientos médicos sin consentimiento informado. La reiteración de casos que documentan prácticas contrarias a estos principios exige no una interpretación restrictiva, sino una revisión estructural de los mecanismos que hacen posible su vulneración. La pasividad administrativa, la connivencia judicial y la impunidad médica ante prácticas lesivas y no consensuadas no son errores aislados, sino parte de un sistema fallido que necesita intervención inmediata. Esta disertación y compendio de publicaciones se propone contribuir a esa intervención mediante evidencia sistematizada, propuestas normativas, modelos de análisis y herramientas de implementación en red.</text:p>
      <text:p text:style-name="P7">[Insertar pseudocódigo de exclusión clínica automatizada ante indicadores de riesgo de coerción injustificada.]</text:p>
      <text:p text:style-name="P7">[<text:span text:style-name="T11">Tabla sobre necesidad de </text:span><text:span text:style-name="T12">acceso protegido y apoyado a la justicia por parte de las víctimas, asistencia jurídica integral, protección en familias disfuncionales, y sistemas de comunicación segura en centros de atención, informe sobre abusos en ese y otros ámbitos</text:span>.]</text:p>
      <text:p text:style-name="P7">[<text:span text:style-name="T11">Tabla sobre necesidad de datos abiertos, transparencia, estándares de protección de datos y control de versión, ciencia abierta e implicación ciudadana</text:span>.]</text:p>
      <text:p text:style-name="P7">Esta disertación y compendio de publicaciones es, en última instancia, una herramienta de defensa y transformación. Documenta la sistematicidad del sufrimiento institucional, lo articula en claves científicas y jurídicas, y propone rutas factibles de acción para revertirlo. El conocimiento producido no es neutral ni desvinculado: es conocimiento situado, estratégico, técnico, y profundamente humano. Surge de una vida atravesada por la violencia institucional, como tantas otras. Su objetivo no es solo comprender, sino impedir que lo vivido vuelva a repetirse. La ciencia debe estar al servicio de la vida, la justicia y la libertad, no del poder ni del silencio. Esta disertación y compendio de publicaciones existe para recordarlo, probarlo, y contribuir a hacerlo realidad.</text:p>
      <text:p text:style-name="P7">1.4 Objetivos y preguntas de investigación (pp. 49–60)</text:p>
      <text:p text:style-name="P7">La presente disertación y compendio de publicaciones se articula desde un enfoque de investigación-acción, orientado a la transformación estructural de los sistemas implicados en la producción, legitimación y cronificación de la violencia psiquiátrica y médica. El propósito central es avanzar en la protección efectiva de los derechos fundamentales de las personas afectadas, identificar los fallos sistémicos que impiden dicha protección, y formular propuestas viables de reforma institucional, técnica, formativa y legal. No se parte de una abstracción académica, sino de una trayectoria concreta de tortura médica sufrida por la autora, convertida en instrumento de análisis científico, marco normativo comparado y dispositivo de reparación estructural. Esta disertación y compendio de publicaciones no solo documenta una violencia inaceptable, sino que <text:soft-page-break/>propone alternativas viables para desmantelarla y prevenir su repetición, situando el conocimiento en el eje de la acción transformadora.</text:p>
      <text:p text:style-name="P7">La investigación se orienta a describir y modelizar los mecanismos médicos, jurídicos, administrativos y simbólicos que producen y perpetúan la violencia estructural en los sistemas de salud mental, especialmente en el contexto español y europeo. Se parte de la identificación de patrones multiescalares, que incluyen decisiones clínicas erróneas, sesgos institucionales, estructuras legales ineficaces, y omisiones sistemáticas por parte de los órganos de control. Asimismo, se busca evaluar las prácticas actuales frente a los estándares científicos, legales y éticos reconocidos, y proponer indicadores operativos que permitan corregir estos desvíos y anticipar trayectorias de daño institucional.</text:p>
      <text:p text:style-name="P1"><text:span text:style-name="Strong_20_Emphasis"><text:span text:style-name="T7">Objetivo general</text:span></text:span></text:p>
      <text:p text:style-name="P7">Analizar, modelizar y desmantelar los mecanismos estructurales que sostienen la violencia médica, psiquiátrica, jurídica y social contra las personas etiquetadas como pacientes en contextos de salud mental, proponiendo prácticas éticas, legales y científicas de intervención, prevención y reparación, con base en una lectura biocultural, jurídica y de investigación-acción, situando el caso vivido como punto de partida de una sistematización global y como motor de innovación transdisciplinar articulada mediante la red EU BEACON One Health Education and Technology.</text:p>
      <text:p text:style-name="P1"><text:span text:style-name="Strong_20_Emphasis"><text:span text:style-name="T7">Objetivos específicos</text:span></text:span></text:p>
      <text:list text:style-name="L1">
        <text:list-item>
          <text:p text:style-name="P8">Sistematizar el marco legal, clínico y administrativo español aplicable a los dispositivos de salud mental, evaluando su adecuación a los estándares internacionales de derechos humanos, medicina basada en la evidencia y bioética.</text:p>
        </text:list-item>
        <text:list-item>
          <text:p text:style-name="P8">Identificar y categorizar los patrones de violencia estructural en contextos psiquiátricos, incluyendo coerción médica, prácticas degradantes, internamientos forzados, sobremedicación sistemática, exclusión sociolaboral, infantilización institucional, y revictimización de pacientes y profesionales.</text:p>
        </text:list-item>
        <text:list-item>
          <text:p text:style-name="P8">Desarrollar herramientas analíticas en R y modelado XXXiano que permitan visualizar y predecir trayectorias de daño, factores de riesgo institucional y efectos acumulativos de prácticas coercitivas, en población general y en casos concretos [señalar diagrama de nodos y pseudocódigo a incluir].</text:p>
        </text:list-item>
        <text:list-item>
          <text:p text:style-name="P8">Formular indicadores técnicos de buena práctica clínica y jurídica, que permitan redefinir estándares de actuación orientados a la recuperación, la autonomía, el consentimiento informado, y la reparación del daño causado.</text:p>
        </text:list-item>
        <text:list-item>
          <text:p text:style-name="P8">Construir propuestas de reforma legal, curricular, institucional y de formación profesional, aplicables a sistemas sanitarios, educativos, policiales y judiciales, priorizando la prevención de la violencia estructural desde la infancia hasta la adultez.</text:p>
        </text:list-item>
        <text:list-item>
          <text:p text:style-name="P8">Insertar los resultados de la investigación en el marco operativo de la red EU BEACON One Health Education and Technology, promoviendo su aplicación en políticas públicas de salud mental, programas formativos, y acciones de cooperación internacional y justicia global.</text:p>
        </text:list-item>
      </text:list>
      <text:p text:style-name="P1"><text:span text:style-name="Strong_20_Emphasis"><text:span text:style-name="T7">Preguntas de investigación</text:span></text:span></text:p>
      <text:list text:style-name="L2">
        <text:list-item>
          <text:p text:style-name="P9"><text:soft-page-break/>¿Cuáles son los mecanismos estructurales que permiten la reproducción sistemática de violencia médica y psiquiátrica bajo apariencia de tratamiento, protección o legalidad?</text:p>
        </text:list-item>
        <text:list-item>
          <text:p text:style-name="P9">¿Qué trayectorias institucionales de daño pueden ser identificadas, modeladas y prevenidas mediante herramientas científicas de análisis multiescalar y causalidad estructurada?</text:p>
        </text:list-item>
        <text:list-item>
          <text:p text:style-name="P9">¿Cómo se articulan las decisiones clínicas, judiciales y administrativas en contextos de salud mental, y qué fallos sistémicos impiden la reparación del daño y la prevención de nuevas violencias?</text:p>
        </text:list-item>
        <text:list-item>
          <text:p text:style-name="P9">¿Qué indicadores objetivos permiten diferenciar prácticas clínicas válidas de intervenciones coercitivas encubiertas bajo narrativas pseudomédicas o asistenciales?</text:p>
        </text:list-item>
        <text:list-item>
          <text:p text:style-name="P9">¿Qué reformas legales, educativas y profesionales son necesarias para revertir la situación actual, y cómo deben ser articuladas desde una perspectiva de salud pública, justicia y derechos humanos?</text:p>
        </text:list-item>
        <text:list-item>
          <text:p text:style-name="P9">¿Cómo puede una red científica transdisciplinar como EU BEACON operar como instrumento real de cambio estructural en salud mental y protección contra la violencia institucional?</text:p>
        </text:list-item>
        <text:list-item>
          <text:p text:style-name="P9">¿Qué responsabilidad científica, legal y ética tienen los profesionales, instituciones y sistemas que reproducen prácticas dañinas o niegan reparación ante evidencia de daño?</text:p>
        </text:list-item>
        <text:list-item>
          <text:p text:style-name="P9">¿Qué modelos de atención respetuosos, eficaces y éticos pueden reemplazar las prácticas actuales, y bajo qué condiciones institucionales deben implementarse para garantizar su eficacia y sostenibilidad?</text:p>
        </text:list-item>
      </text:list>
      <text:p text:style-name="P7">Estas preguntas configuran el núcleo de un programa de investigación-acción con vocación estructural, sostenida en una base empírica amplia y rigurosa, pero también orientada a la transformación institucional concreta. La disertación y compendio de publicaciones que se presenta es tanto el mapa como la herramienta para recorrerlo, articulando análisis, diseño normativo, crítica jurídica y médica, y propuestas programáticas de alcance nacional e internacional. Desde la especificidad del caso documentado hasta la sistematización generalizable, el objetivo es claro: impedir que el sufrimiento vuelva a repetirse.</text:p>
      <text:p text:style-name="P7">La investigación, además de su fundamentación conceptual, debe ser operativa, traducible a sistemas técnicos de análisis, aplicación e implementación. Por ello, los objetivos previamente descritos se estructuran aquí en matrices de decisión, nodos interrelacionados y categorías analíticas, orientadas al desarrollo de algoritmos de predicción y clasificación del daño estructural, así como de indicadores de cumplimiento normativo y ético [ver pseudocódigo de clasificación por niveles de riesgo institucional, por tipología de práctica y por vulnerabilidad de la víctima]. Estas herramientas deben poder ser implementadas en tiempo real en entornos clínicos, judiciales, docentes o de formulación de políticas públicas.</text:p>
      <text:p text:style-name="P7">Cada objetivo específico implica subobjetivos técnicos:</text:p>
      <text:p text:style-name="P1"><text:span text:style-name="Strong_20_Emphasis"><text:span text:style-name="T7">Para el objetivo 1</text:span></text:span><text:span text:style-name="T7">: Se requiere un análisis jurídico-comparado de normas estatales, autonómicas y locales, así como de directrices internacionales aplicables (como la Convención sobre los Derechos de las Personas con Discapacidad, las Directrices del Comité Europeo para la Prevención de la Tortura, etc.). El modelo de revisión legal utilizará codificación temática y extracción automatizada de elementos normativos vulneradores o protectores, mediante técnicas de text mining en lenguaje </text:span><text:soft-page-break/><text:span text:style-name="T7">jurídico. El resultado será un mapa de compatibilidades e incompatibilidades legales entre las prácticas actuales y los principios constitucionales y supranacionales [ver diagrama de compatibilidad legal con normas de derechos humanos, segmentado por práctica clínica].</text:span></text:p>
      <text:p text:style-name="P1"><text:span text:style-name="Strong_20_Emphasis"><text:span text:style-name="T7">Para el objetivo 2</text:span></text:span><text:span text:style-name="T7">: La identificación de patrones de violencia estructural exige una combinación de métodos: análisis cualitativo de relatos de vida, revisión de expedientes clínico-legales y minería de datos administrativos. Se clasifican prácticas coercitivas en categorías validadas (internamiento, sobremedicación, infantilización, expulsión, omisión, maltrato simbólico, etc.) y se vinculan con variables de contexto (origen socioeconómico, género, edad, pertenencia cultural, discapacidad, historial de abuso). Esto permitirá construir perfiles de riesgo de victimización institucional [ver pseudocódigo de construcción de matriz riesgo-contexto-práctica].</text:span></text:p>
      <text:p text:style-name="P1"><text:span text:style-name="Strong_20_Emphasis"><text:span text:style-name="T7">Para el objetivo 3</text:span></text:span><text:span text:style-name="T7">: Se aplicarán modelos XXXianos para inferir la probabilidad de revictimización o deterioro clínico en función del tipo de intervención recibida, el historial previo, y los contextos sociofamiliares y jurídicos. Estos modelos permitirán identificar decisiones clínicas que, aunque se justifiquen formalmente, producen mayor daño que beneficio en poblaciones específicas. Se validarán mediante simulaciones retrospectivas y prospectivas con datos anonimizados de instituciones colaboradoras [ver visualización XXXiana de impacto acumulado por trayectorias asistenciales y legales].</text:span></text:p>
      <text:p text:style-name="P1"><text:span text:style-name="Strong_20_Emphasis"><text:span text:style-name="T7">Para el objetivo 4</text:span></text:span><text:span text:style-name="T7">: Se definirá un conjunto de indicadores técnicos de buena práctica, basados en evidencia científica y normativa vigente. Estos indicadores serán operativos, medibles y auditables, incluyendo la frecuencia y calidad del consentimiento informado, la duración de tratamientos forzados, la tasa de revisión judicial efectiva, el acceso real a defensas independientes, o la existencia de mecanismos de apelación funcionales. Se integrarán en una herramienta de evaluación de calidad institucional para su uso por comités éticos, defensorías, asociaciones de pacientes y auditores públicos [ver esquema de arquitectura funcional de la herramienta de evaluación].</text:span></text:p>
      <text:p text:style-name="P1"><text:span text:style-name="Strong_20_Emphasis"><text:span text:style-name="T7">Para el objetivo 5</text:span></text:span><text:span text:style-name="T7">: Se propondrán reformas estructurales en currículos universitarios, protocolos de atención, reglamentos de internamiento y mecanismos de supervisión externa. Estas reformas estarán priorizadas por impacto esperado, coste de implementación y urgencia según los niveles de daño identificados. Se articularán con políticas de derechos humanos, educación médica continua, planes de igualdad y reformas judiciales. La disertación y compendio de publicaciones argumentará que sin dichas reformas, los sistemas de atención no solo no protegen, sino que producen daño institucional continuado y estructural [ver tabla de reformas propuestas por ámbito, indicador de impacto y condiciones de implementación].</text:span></text:p>
      <text:p text:style-name="P2"><text:span text:style-name="Strong_20_Emphasis"><text:span text:style-name="T7">Para el objetivo 6</text:span></text:span><text:span text:style-name="T7">: El trabajo se alinea con los objetivos estratégicos de la red EU BEACON One Health Education and Technology, integrando los resultados en marcos de cooperación académica, institucional y política a nivel internacional. Esta red opera desde una visión integral de Una Salud, donde las dimensiones psicosociales, ambientales, médicas y educativas se articulan para prevenir violencias estructurales. La disertación y compendio de publicaciones servirá como documento marco para proyectos europeos, programas de formación, y misiones científicas orientadas a la transformación de sistemas sanitarios y judiciales disfuncionales [ver plan de acción EU BEACON vinculado a los resultados de la disertación y compendio de publicaciones, y tabla de objetivos sostenibles tratados con relación directa].</text:span></text:p>
      <text:p text:style-name="P1"><text:span text:style-name="Strong_20_Emphasis"><text:span text:style-name="T7">Ampliación: articulación compleja de preguntas de investigación</text:span></text:span></text:p>
      <text:p text:style-name="P7"><text:soft-page-break/>Para garantizar una coherencia metodológica y operativa, las preguntas de investigación no solo guían el análisis, sino que se integran en una arquitectura modular, compatible con sistemas de inferencia automatizada y auditoría institucional:</text:p>
      <text:list text:style-name="L3">
        <text:list-item>
          <text:p text:style-name="P10">¿Cuáles son las condiciones institucionales mínimas necesarias para que una práctica médica pueda considerarse terapéutica, no coercitiva y conforme a derecho?</text:p>
        </text:list-item>
        <text:list-item>
          <text:p text:style-name="P10">¿Qué elementos estructurales hacen que ciertas poblaciones (infancia, mujeres, personas migrantes, minorías culturales, víctimas de violencia institucional previa) sean especialmente vulnerables a prácticas de reclusión, medicalización forzada o exclusión sistémica?</text:p>
        </text:list-item>
        <text:list-item>
          <text:p text:style-name="P10">¿En qué medida la falta de reparación institucional, el ocultamiento del daño, y la revictimización profesional e institucional afectan a la salud individual y colectiva de pacientes, profesionales y familiares?</text:p>
        </text:list-item>
        <text:list-item>
          <text:p text:style-name="P10">¿Qué grado de distorsión epistemológica, y por tanto de ineficacia técnica y ética, generan las categorías diagnósticas psiquiátricas cuando se utilizan como justificación de internamientos forzosos, medicación masiva o exclusión social?</text:p>
        </text:list-item>
        <text:list-item>
          <text:p text:style-name="P10">¿Qué sistemas de decisión automatizada, con base en indicadores validados, pueden implementarse para alertar sobre trayectorias de violencia estructural y prevenirlas?</text:p>
        </text:list-item>
        <text:list-item>
          <text:p text:style-name="P10">¿Qué formas de participación de pacientes, profesionales críticos, familiares y actores sociales pueden institucionalizarse en el diseño de políticas de salud mental justas, preventivas y emancipadoras?</text:p>
        </text:list-item>
        <text:list-item>
          <text:p text:style-name="P10">¿Cómo pueden integrarse enfoques no coercitivos como el Diálogo Abierto, el acompañamiento comunitario, la reducción de daños y la toma de decisiones compartida en sistemas públicos masificados?</text:p>
        </text:list-item>
        <text:list-item>
          <text:p text:style-name="P10">¿Qué tipo de memoria institucional, científica y social puede garantizar que las violencias no se repitan, y que la reparación sea posible incluso en contextos de impunidad estructural?</text:p>
        </text:list-item>
        <text:list-item>
          <text:p text:style-name="P10">¿Qué dispositivos normativos, algoritmos éticos y marcos formativos pueden garantizar que ninguna decisión médica o jurídica se tome sin atención al contexto social, la historia de violencia previa y el derecho a la autonomía personal?</text:p>
        </text:list-item>
      </text:list>
      <text:p text:style-name="P7">Cada una de estas preguntas remite a campos de conocimiento integrados: la medicina clínica, la salud pública, el derecho constitucional, la bioética, la antropología médica, la inteligencia XXX EXPERIMENT.COM and EU BEACON XXX aplicada a la justicia, y los estudios críticos de la psiquiatría. La disertación y compendio de publicaciones propone así un dispositivo teórico-práctico para superar la fragmentación disciplinar y dotar de rigor técnico y ético a las decisiones que afectan la vida, el cuerpo, la dignidad y la libertad de millones de personas en todo el mundo.</text:p>
      <text:p text:style-name="P7">1.5 Hipódisertación y compendio de publicaciones operativas y marco ético</text:p>
      <text:p text:style-name="P7">La articulación de hipódisertación y compendio de publicaciones operativas en esta investigación exige reconocer la complejidad inherente a los sistemas sociosanitarios contemporáneos y su potencial tanto para reparar como para infligir daño. La operacionalización del problema parte del reconocimiento empírico y legal de prácticas institucionales que, lejos de constituir excepciones, configuran patrones estructurales de violación de derechos en nombre del cuidado. Bajo esta <text:soft-page-break/>premisa, la hipódisertación y compendio de publicaciones central sostiene que: en los sistemas públicos de atención psiquiátrica y salud mental, en contextos marcados por desigualdades estructurales y fragilidad institucional, se normalizan dispositivos de intervención que, por su diseño o implementación, resultan en violencia sistémica, cronificación iatrogénica y vulneración reiterada de la autonomía personal.</text:p>
      <text:p text:style-name="P7">Esta hipódisertación y compendio de publicaciones se desglosa en formulaciones específicas, verificables mediante triangulación metodológica, que estructuran el análisis y guían la formulación de soluciones:</text:p>
      <text:p text:style-name="P7">Hipódisertación y compendio de publicaciones 1: La ausencia de criterios éticos vinculantes en la práctica asistencial, unida a marcos legales permisivos o ambiguos, permite la institucionalización de medidas coercitivas que degradan la dignidad y perpetúan situaciones de dominación estructural.</text:p>
      <text:p text:style-name="P7">Hipódisertación y compendio de publicaciones 2: La medicalización forzada, en especial mediante psicofármacos administrados sin consentimiento válido y en ausencia de alternativas reales, constituye una forma sistemática de control social sobre poblaciones consideradas problemáticas, desviadas o desobedientes, con efectos deletéreos sobre la salud física y mental a medio y largo plazo.</text:p>
      <text:p text:style-name="P7">Hipódisertación y compendio de publicaciones 3: La desatención a los determinantes sociales, culturales, económicos y políticos de la salud mental en las intervenciones clínicas conduce a diagnósticos erróneos o reduccionistas, y refuerza circuitos institucionales de revictimización, medicalización crónica y exclusión sistemática.</text:p>
      <text:p text:style-name="P7">Hipódisertación y compendio de publicaciones 4: Las estructuras institucionales actuales carecen de mecanismos efectivos de control, transparencia, rendición de cuentas y participación real de pacientes y comunidades, lo que favorece la impunidad de prácticas lesivas y la reproducción de saberes y dispositivos técnicos carentes de validez científica y legitimidad social.</text:p>
      <text:p text:style-name="P7">Hipódisertación y compendio de publicaciones 5: Es posible desarrollar e implementar sistemas técnicos de alerta temprana, clasificación de riesgos y evaluación ética basados en algoritmos transparentes, indicadores multidimensionales e inferencia XXXiana, que permitan detectar, documentar y prevenir daños institucionales antes de su consolidación o cronificación.</text:p>
      <text:p text:style-name="P7">Hipódisertación y compendio de publicaciones 6: La integración de metodologías de investigación-acción, junto con enfoques emancipatorios en salud mental (Diálogo Abierto, escucha estructural, mediación comunitaria, desmedicalización progresiva), no solo es posible en el sistema público, sino necesaria para recuperar su legitimidad, eficacia terapéutica y carácter democrático.</text:p>
      <text:p text:style-name="P7">Estas hipódisertación y compendio de publicaciones no se construyen desde una perspectiva especulativa, sino como respuesta estructurada a un cuerpo creciente de evidencias clínicas, jurídicas, éticas y sociológicas, que exige una transformación sistémica profunda. Se desarrollan en el marco de una ética de la no violencia, la no repetición y la reparación activa, que orienta tanto los métodos como las aplicaciones concretas de la investigación.</text:p>
      <text:p text:style-name="P7">En cuanto al marco ético, la disertación y compendio de publicaciones adopta una posición explícita basada en los principios del consentimiento informado robusto, el derecho a la autonomía personal, la rendición de cuentas institucional y la responsabilidad científica. Se reconoce que toda intervención clínica o jurídica sobre personas en situación de vulnerabilidad debe ser sometida a una triple validación: legal (cumplimiento normativo estricto), médica (evidencia científica clara y <text:soft-page-break/>beneficio demostrable), y ética (respeto integral a la dignidad y la historia de vida de la persona afectada).</text:p>
      <text:p text:style-name="P7">Este marco se inspira en los principios bioéticos universales de no maleficencia, beneficencia, justicia y autonomía, pero los operacionaliza con una mirada crítica y contextualizada, reconociendo que su aplicación formal no garantiza su efectividad en entornos marcados por la desigualdad, la opacidad y la verticalidad autoritaria. Por ello, se propone una ampliación de la bioética clásica hacia una bioética estructural, orientada a:</text:p>
      <text:list text:style-name="L4">
        <text:list-item>
          <text:p text:style-name="P11">Describir y clasificar las formas de daño institucional no reconocido en las prácticas cotidianas de atención</text:p>
        </text:list-item>
        <text:list-item>
          <text:p text:style-name="P11">Construir indicadores éticos verificables, capaces de ser auditados interna y externamente</text:p>
        </text:list-item>
        <text:list-item>
          <text:p text:style-name="P11">Incorporar a las víctimas y sobrevivientes de violencia médica como sujetos epistémicos, portadores de saber legítimo y claves en la definición de estándares normativos</text:p>
        </text:list-item>
        <text:list-item>
          <text:p text:style-name="P11">Rediseñar procesos de toma de decisiones clínicas desde estructuras horizontales y deliberativas, que integren criterios técnicos, jurídicos y vitales de manera sinérgica</text:p>
        </text:list-item>
      </text:list>
      <text:p text:style-name="P7">Esta bioética estructural se aplica como guía en todos los niveles de la investigación: desde la formulación de las preguntas, el diseño de los instrumentos, la validación de las hipódisertación y compendio de publicaciones, hasta la interpretación de los resultados y la formulación de recomendaciones. Se evita toda forma de extractivismo epistémico, asegurando que los saberes producidos no refuercen la exclusión, sino que contribuyan a una transformación efectiva del sistema.</text:p>
      <text:p text:style-name="P7">La disertación y compendio de publicaciones defiende que, en condiciones de violencia estructural institucionalizada, la neutralidad científica es insostenible, y que el compromiso ético con la reparación y la prevención constituye una exigencia metodológica ineludible. Este compromiso se traduce en una arquitectura de investigación orientada a la transformación, desde el análisis XXX EXPERIMENT.COM and EU BEACON XXX hasta la acción política, pasando por la educación, la codificación normativa, y la cooperación internacional.</text:p>
      <text:p text:style-name="P7">La red EU BEACON One Health Education and Technology representa el marco operativo para la aplicación de estos principios en la práctica científica, educativa y política. A través de proyectos piloto, formación técnica, diseño curricular, asesoría normativa y cooperación transnacional, se consolidará una infraestructura transdisciplinar de prevención de violencias, basada en evidencias, algoritmos éticos y estructuras de gobernanza democrática [ver estructura funcional de implementación en la red EU BEACON y flujos de integración entre resultados de investigación y políticas públicas].</text:p>
      <text:p text:style-name="P7">Este marco permitirá también crear memorias institucionales activas que impidan la repetición de la violencia, asegurando que toda intervención futura en salud mental, justicia o educación se fundamente en el principio de no daño, con mecanismos verificables de cumplimiento y reparación.</text:p>
      <text:p text:style-name="P7">En el núcleo de esta disertación y compendio de publicaciones se halla la urgencia de redefinir el marco ético que debe regir toda actuación institucional en salud mental, especialmente en contextos donde la coerción, la medicalización forzada y la marginación epistémica de las víctimas son prácticas habituales, disfrazadas de supuesta atención. El marco ético que aquí se adopta se distancia de aproximaciones formales, declarativas o normativamente estériles, para asumir una <text:soft-page-break/>perspectiva funcional, verificable y orientada a la prevención del daño estructural. Esta ética no es sólo prescriptiva, sino operativa, anclada en contextos reales de sufrimiento, negligencia, impunidad y silenciamiento institucional.</text:p>
      <text:p text:style-name="P7">El marco ético propuesto se articula sobre tres ejes complementarios: el eje de la dignidad y autonomía personal, el eje de la reparación histórica y la no repetición, y el eje de la corresponsabilidad institucional basada en evidencia científica y evaluación externa.</text:p>
      <text:p text:style-name="P1"><text:span text:style-name="Strong_20_Emphasis"><text:span text:style-name="T7">1. La dignidad como principio operativo</text:span></text:span></text:p>
      <text:p text:style-name="P7">En primer lugar, se parte de la afirmación fundamental de que la dignidad humana no es una abstracción moral ni un enunciado filosófico, sino un criterio operativo que exige condiciones institucionales verificables para ser garantizada. En este sentido, se define como dignidad operativa la capacidad efectiva de una persona para ejercer su voluntad, comprender sus opciones, y decidir sobre su vida sin coerción ni engaño. En salud mental, esto implica garantizar el derecho al consentimiento informado robusto, la posibilidad real de rechazar un tratamiento, de contar con alternativas terapéuticas no farmacológicas, y de participar en las decisiones clínicas con igualdad de condiciones.</text:p>
      <text:p text:style-name="P7">El marco ético exige que todo procedimiento diagnóstico, terapéutico o judicial esté condicionado a la existencia de estas garantías. En caso contrario, se considera éticamente inválido, aunque pueda revestirse de legalidad formal. La disertación y compendio de publicaciones propone indicadores funcionales para evaluar la presencia o ausencia de este tipo de dignidad operativa en contextos institucionales concretos, incluyendo centros de salud mental, hospitales, cuerpos médicos forenses, y servicios sociales vinculados [ver matriz de indicadores de dignidad operativa y su integración en procesos de auditoría].</text:p>
      <text:p text:style-name="P1"><text:span text:style-name="Strong_20_Emphasis"><text:span text:style-name="T7">2. Ética estructural y justicia restaurativa</text:span></text:span></text:p>
      <text:p text:style-name="P7">En segundo lugar, se reconoce que el sufrimiento en salud mental no se genera únicamente por desequilibrios neuroquímicos o factores individuales, sino por entornos estructurales donde la pobreza, el racismo institucional, el patriarcado médico, la homofobia, la violencia administrativa y la ignorancia epistémica generan condiciones sistemáticas de daño. Este marco requiere una ética estructural, que no sólo pregunte por la adecuación de una intervención clínica, sino por las condiciones institucionales que la hacen necesaria o evitable.</text:p>
      <text:p text:style-name="P7">La disertación y compendio de publicaciones plantea que toda ética médica debe incorporar una perspectiva de justicia restaurativa activa, que asuma la historia previa de la víctima, las fallas institucionales acumuladas, y las formas posibles de reparación. Esta ética restaurativa exige, entre otros elementos, la existencia de mecanismos institucionales accesibles para reconocer el daño, pedir disculpas, revertir efectos iatrogénicos, indemnizar cuando proceda, y modificar los protocolos que causaron el sufrimiento. La ausencia sistemática de tales mecanismos constituye una forma estructural de violencia ética [ver tabla comparativa de mecanismos de reparación institucional en salud mental en sistemas jurídicos europeos].</text:p>
      <text:p text:style-name="P1"><text:span text:style-name="Strong_20_Emphasis"><text:span text:style-name="T7">3. Rendición de cuentas y bioética XXX EXPERIMENT.COM and EU BEACON XXX</text:span></text:span></text:p>
      <text:p text:style-name="P7">En tercer lugar, la disertación y compendio de publicaciones incorpora una dimensión de rendición de cuentas mediante herramientas de evaluación técnica, algoritmos de decisión supervisada, y trazabilidad institucional. El marco ético no puede depender únicamente de la buena voluntad de los <text:soft-page-break/>profesionales ni de la confianza en los cuerpos colegiados. Debe traducirse en mecanismos externos de fiscalización y trazabilidad técnica de las decisiones que afectan vidas humanas.</text:p>
      <text:p text:style-name="P7">Para ello, se propone una bioética XXX EXPERIMENT.COM and EU BEACON XXX orientada a la auditoría ética en tiempo real, basada en indicadores de riesgo, semáforos de intervención no autorizada, y alertas automáticas ante desviaciones de los estándares consensuados. Esta bioética XXX EXPERIMENT.COM and EU BEACON XXX no sustituye el juicio humano, sino que ofrece una infraestructura de verificación ética aplicable en instituciones públicas, universidades, defensorías, comités de bioética y redes internacionales de derechos humanos [ver esquema funcional de integración de sistemas éticos automatizados en procesos clínicos y administrativos].</text:p>
      <text:p text:style-name="P1"><text:span text:style-name="Strong_20_Emphasis"><text:span text:style-name="T7">4. No violencia institucional como obligación jurídica y médica</text:span></text:span></text:p>
      <text:p text:style-name="P7">La disertación y compendio de publicaciones sostiene que la no violencia institucional debe ser un principio rector de toda práctica médica, jurídica y educativa, con estatus de derecho humano y obligación de cumplimiento inmediato. En este sentido, no sólo es inaceptable el uso de la fuerza física en contextos de salud, sino también toda forma de coerción simbólica, farmacológica, jurídica o epistemológica. La administración forzada de psicofármacos sin condiciones de consentimiento informado efectivo, en situaciones de vulnerabilidad total, constituye una forma de violencia médica institucionalizada, incompatible con cualquier marco ético aceptable.</text:p>
      <text:p text:style-name="P7">Este principio se operacionaliza mediante una serie de criterios de exclusión ética, que identifican aquellas prácticas que, por su diseño, finalidad o contexto, deben ser proscritas en todo régimen constitucional. Entre ellas: contenciones mecánicas prolongadas, internamientos sin revisión judicial efectiva, sobremedicación por control conductual, diagnóstico sin entrevista clínica, o medicalización por razones sociales o familiares ajenas al interés terapéutico del paciente [ver lista de prácticas excluidas por el marco ético propuesto y codificadas para auditoría externa].</text:p>
      <text:p text:style-name="P1"><text:span text:style-name="Strong_20_Emphasis"><text:span text:style-name="T7">5. Ética de la verdad y compromiso epistémico</text:span></text:span></text:p>
      <text:p text:style-name="P7">El último componente del marco ético es la ética de la verdad. En salud mental, la violencia institucional muchas veces se legitima mediante construcciones diagnósticas arbitrarias, manipulación de expedientes, falsificación de informes, o distorsión del lenguaje clínico. La ética de la verdad exige un compromiso epistémico radical con la transparencia, la coherencia científica y la trazabilidad argumentativa. No se toleran diagnósticos sin evidencia, etiquetas sin explicación, ni decisiones clínicas sin fundamento demostrable.</text:p>
      <text:p text:style-name="P7">Por ello, se propone un modelo de documentación ética que garantice la trazabilidad del proceso clínico, la motivación razonada de toda decisión, y la posibilidad de revisión por parte de terceros independientes, incluyendo comités de ética comunitaria, defensores públicos, asociaciones de pacientes, y organismos internacionales de derechos humanos [ver plantilla de documentación ética mínima para toda actuación clínica en salud mental].</text:p>
      <text:p text:style-name="P7"/>
      <text:p text:style-name="P7">1.6 Delimitación <text:span text:style-name="T13">médico-</text:span>legal, penal y constitucional (pp. 76–95)<text:line-break/><text:line-break/>La presente sección establece con precisión las bases jurídicas, médicas y constitucionales que permiten delimitar las prácticas clínicas legítimas frente a aquellas que, bajo apariencia terapéutica, constituyen formas de violencia institucional, tratos inhumanos o actos de tortura en el marco del sistema de salud mental. Esta delimitación es esencial para el desarrollo de algoritmos de <text:soft-page-break/>clasificación del daño institucional, así como para fundamentar cualquier mecanismo de prevención, reparación o reforma normativa que aspire a cumplir con los principios de justicia estructural, salud integral y dignidad humana.</text:p>
      <text:p text:style-name="P7">El marco legal vigente en España, en tanto estado miembro de la Unión Europea y parte de tratados internacionales de derechos humanos, impone obligaciones positivas a sus instituciones sanitarias, judiciales y de protección para prevenir toda forma de violencia institucional. Sin embargo, la práctica revela un descuelgue sistemático entre las normas escritas y los actos administrativos, clínicos o jurisdiccionales aplicados sobre poblaciones vulnerabilizadas. Esta incoherencia no solo permite, sino que a menudo normaliza actos que desde una perspectiva médico-legal y bioética resultan incompatibles con los derechos fundamentales.</text:p>
      <text:p text:style-name="P7">Desde el punto de vista penal, la tipificación del delito de tortura en el Código Penal español (artículo 174 y siguientes) contempla expresamente tanto la violencia física como la violencia psíquica, incluyendo los tratos degradantes producidos en el marco de instituciones sanitarias o por funcionarios públicos. Sin embargo, la doctrina jurídica y la práctica judicial tienden a limitar indebidamente la aplicación de estos preceptos a contextos de reclusión penitenciaria o violencia policial explícita, excluyendo con frecuencia las formas institucionalizadas de violencia clínica, a pesar de estar documentadas y resultar estructuralmente similares en términos de daño, indefensión, impunidad y negación de la dignidad personal.</text:p>
      <text:p text:style-name="P7">El marco constitucional español garantiza el derecho a la integridad física y moral, la libertad personal, la autonomía, la tutela judicial efectiva y la no discriminación. Estos derechos deben ser protegidos con especial rigor en contextos de asimetría extrema como los dispositivos psiquiátricos, donde las personas internadas o medicalizadas de forma coercitiva pierden su capacidad de agencia efectiva. El artículo 10.1 de la Constitución Española establece que la dignidad de la persona, los derechos inviolables que le son inherentes, el libre desarrollo de la personalidad y el respeto a la ley y a los derechos de los demás son fundamento del orden político y de la paz social. Su incumplimiento sistémico en dispositivos de salud mental representa una vulneración directa del núcleo constitucional, que no puede ser justificada bajo criterios de oportunidad clínica ni conveniencia administrativa.</text:p>
      <text:p text:style-name="P7">A nivel europeo, el Tribunal Europeo de Derechos Humanos ha sentado jurisprudencia en casos como Herczegfalvy v. Austria o Bures v. República Checa, donde se reconoce que el uso excesivo de medicación forzada, contenciones prolongadas o internamientos injustificados constituyen violaciones del artículo 3 del Convenio Europeo de Derechos Humanos. Estos fallos imponen a los Estados la obligación de revisar sus sistemas de salud mental y garantizar controles judiciales estrictos, procedimientos con garantías y vías de reparación efectivas. España, sin embargo, no ha interiorizado suficientemente estos estándares, lo cual se refleja en la escasez de mecanismos efectivos de supervisión externa y en la frecuente denegación o inutilidad práctica del acceso a la justicia en casos de tortura médica o daño institucional.</text:p>
      <text:p text:style-name="P7">Desde una perspectiva médico-legal, la ausencia de consentimiento informado, el uso sistemático de medicamentos en contra de la voluntad del paciente, el internamiento forzoso sin pruebas de peligrosidad real, o la negativa a investigar denuncias de malos tratos configuran prácticas incompatibles con la lex artis médica y con los principios fundamentales de la bioética: autonomía, no maleficencia, justicia y beneficencia. Las guías clínicas actuales, así como los estándares de buena práctica definidos por organismos como la OMS, el Consejo de Europa o el Comité contra la <text:soft-page-break/>Tortura de Naciones Unidas, establecen límites claros que prohíben tratamientos sin consentimiento salvo en situaciones excepcionales, estrictamente delimitadas, revisables judicialmente y con mecanismos de apelación funcionales. Su incumplimiento no puede interpretarse como una desviación administrativa menor, sino como una transgresión estructural del orden jurídico y ético, con consecuencias sanitarias, sociales y legales graves.</text:p>
      <text:p text:style-name="P7">Esta disertación y compendio de publicaciones plantea, por tanto, una clasificación sistemática de las prácticas médicas coercitivas según su compatibilidad o incompatibilidad con el derecho penal, el derecho constitucional y la normativa médica y bioética [ver matriz de prácticas médicas clasificadas según vulneración normativa y nivel de responsabilidad legal pendiente de desarrollo]. Dicha clasificación permitirá inferir responsabilidades institucionales diferenciadas, establecer modelos de reparación efectivos y proponer rutas de reforma legales y administrativas orientadas a la prevención estructural del daño.</text:p>
      <text:p text:style-name="P7">Además, se propone la implementación de herramientas XXX EXPERIMENT.COM and EU BEACON XXXes de apoyo a la decisión jurídica y clínica, que permitan evaluar en tiempo real la legalidad y legitimidad de intervenciones sanitarias en contextos de salud mental. Estas herramientas combinarán datos clínicos, antecedentes judiciales, variables de contexto social y criterios normativos para ofrecer alertas, recomendaciones y análisis de riesgo estructural [ver esquema de arquitectura funcional para motor de evaluación jurídico-clínica pendiente de desarrollo].</text:p>
      <text:p text:style-name="P7">Este enfoque será articulado con los lineamientos de la acción EU BEACON One Health Education and Technology, integrando estos dispositivos en módulos formativos, protocolos institucionales y sistemas de supervisión de derechos humanos, salud pública y gobernanza ética a nivel local, nacional y transnacional.</text:p>
      <text:p text:style-name="P7">El contenido de esta disertación y compendio de publicaciones no se limita a la identificación y denuncia del daño institucional sistemático en el ámbito de la salud mental, sino que avanza propuestas operativas, estructurales y legalmente vinculantes para su erradicación. Entre las propuestas más inmediatas se encuentra el diseño, desarrollo e implementación de módulos curriculares específicos sobre derechos humanos, legalidad clínica, ética aplicada y toma de decisiones compartidas, dirigidos a estudiantes de secundaria, universitarios y profesionales ya formados. Estas unidades formativas se articularán con los objetivos de la acción EU BEACON One Health Education and Technology, y serán accesibles en plataformas abiertas, con licencias de conocimiento libre, para asegurar su adopción escalable y su impacto inmediato en los sistemas de formación.</text:p>
      <text:p text:style-name="P7">La educación en derechos humanos vinculada a la práctica clínica es una obligación moral y jurídica de los Estados democráticos. No obstante, se encuentra escasamente representada en los planes de estudio actuales, lo que produce una disonancia entre el conocimiento técnico y la capacidad ética de actuación ante situaciones de abuso o violación de derechos. Este vacío formativo perpetúa la impunidad estructural, permite la naturalización de prácticas ilegítimas y refuerza la desprotección de quienes se encuentran en condiciones de extrema vulnerabilidad institucional. La propuesta de módulos curriculares será desarrollada en coordinación con universidades públicas, institutos de formación profesional, colegios e instituciones sanitarias. Incluirán contenidos adaptados a los niveles cognitivos y profesionales de cada grupo destinatario, <text:soft-page-break/>desde herramientas didácticas para adolescentes hasta algoritmos de decisión y marcos ético-legales para juristas y profesionales de la salud.</text:p>
      <text:p text:style-name="P7">Como parte del trabajo docente en marcha, esta disertación y compendio de publicaciones ha servido ya como base para la elaboración de materiales educativos implementados en universidades, especialmente en el Sur Global. Estos materiales se centran en derechos del paciente, historia de las violencias psiquiátricas, alternativas no coercitivas, y herramientas de deliberación clínica basadas en la toma de decisiones compartidas. En todos los casos, se integran marcos legales nacionales e internacionales, así como ejemplos reales que ilustran los mecanismos de injusticia estructural que esta investigación documenta. El objetivo es doble: por un lado, capacitar en el reconocimiento de situaciones de ilegalidad encubierta por protocolos clínicos; por otro, dotar a los profesionales de herramientas para actuar dentro de los marcos legales y éticos, incluso en entornos institucionales hostiles o negligentes.</text:p>
      <text:p text:style-name="P7">Además de las contribuciones estructurales al sistema educativo y sanitario, esta disertación y compendio de publicaciones es también una herramienta activa de justicia. La propia experiencia de tortura médica, coerción institucional y represión sistemática sufrida por el investigador se documenta y analiza como caso ejemplar de vulneración múltiple de derechos fundamentales. Este análisis no se formula como testimonio subjetivo ni como relato autobiográfico, sino como una estructura metodológicamente validada de documentación de hechos, prueba legal, argumentación jurídica y exigencia de reparación. El caso particular, procesado mediante categorías jurídicas, médicas y bioéticas, sirve para mostrar la continuidad entre las experiencias individuales y los patrones estructurales documentados en otras víctimas.</text:p>
      <text:p text:style-name="P7">Este trabajo busca, además, proteger no solo al investigador, sino también a su entorno familiar y afectivo, incluyendo seres queridos que han sufrido represalias, estigmatización o pérdidas directas como resultado de la violencia institucional analizada. La dimensión familiar y comunitaria del daño es reconocida como parte inseparable del proceso de tortura médica, y por tanto su reparación requiere no solo medidas jurídicas, sino también reconocimiento público, restitución moral, compensación estructural y transformación institucional. La disertación y compendio de publicaciones será utilizada como evidencia probatoria en procedimientos judiciales nacionales e internacionales, como fundamento de querellas estratégicas, y como base técnica para informes ante organismos de supervisión de derechos humanos.</text:p>
      <text:p text:style-name="P7">En el marco de la acción EU BEACON, se articularán mecanismos para proteger a quienes denuncien estos abusos, incluyendo el diseño de sistemas de alerta temprana, líneas de apoyo jurídico transnacional, y plataformas digitales de archivo probatorio y memoria institucional. La disertación y compendio de publicaciones propone la creación de un Observatorio Internacional de Violencia Institucional en Salud Mental, con nodos regionales, herramientas automatizadas de análisis y funciones activas de apoyo a víctimas y profesionales. Esta propuesta ha sido recibida favorablemente en instancias colaboradoras y será desarrollada como uno de los legados permanentes de esta investigación.</text:p>
      <text:p text:style-name="P7">El impacto esperado de esta obra va más allá de su dimensión académica. Se trata de una disertación y compendio de publicaciones escrita bajo condiciones reales de riesgo vital, represión institucional y silencio estructural. Su existencia es ya una forma de resistencia. Su publicación constituirá un acto de restitución pública, reparación epistemológica y afirmación de la dignidad humana frente a sistemas que han fallado. Esta disertación y compendio de publicaciones aspira a <text:soft-page-break/>transformarse en jurisprudencia, guía de política pública, manual de formación y modelo de activación científica y ética frente a la violencia institucional. Como obra colectiva, basada en la experiencia, el trabajo docente, la investigación y la cooperación internacional, representa también un manifiesto de transformación sistémica desde el conocimiento situado, crítico y técnicamente preciso.</text:p>
      <text:p text:style-name="P7">Para que el conocimiento técnico generado por esta disertación y compendio de publicaciones tenga impacto operativo real en los sistemas de salud, justicia, protección y educación, se requiere una estrategia de transferencia que incluya tanto el desarrollo de contenidos formativos estructurados como la implementación institucional de dichos contenidos en entornos públicos, judiciales y comunitarios. Este proceso de transferencia se apoya en tres ejes: el diseño curricular estructurado, los mecanismos institucionales de adopción, y los marcos legales y éticos que garantizan su sostenibilidad y su uso para la reparación de víctimas.</text:p>
      <text:p text:style-name="P1"><text:span text:style-name="Strong_20_Emphasis"><text:span text:style-name="T7">Diseño curricular estructurado</text:span></text:span></text:p>
      <text:p text:style-name="P7">El plan formativo derivado de esta disertación y compendio de publicaciones se organiza en tres niveles:</text:p>
      <text:list text:style-name="L5">
        <text:list-item>
          <text:p text:style-name="P3"><text:span text:style-name="Strong_20_Emphasis"><text:span text:style-name="T7">Formación básica para adolescentes y jóvenes en educación secundaria y superior no universitaria</text:span></text:span><text:span text:style-name="T7">, centrada en el reconocimiento de los derechos fundamentales en salud mental, la identificación de prácticas ilegales disfrazadas de tratamiento, y el desarrollo de competencias para la deliberación, la participación informada y la denuncia. Esta formación incluirá simulaciones, casos reales anonimizados y materiales interactivos. La integración de estas unidades en los currículos de ética, ciencias sociales y biología será promovida mediante convenios con consejerías de educación y redes escolares.<text:line-break/>[Ver tabla de módulos por edad, duración, indicadores de aprendizaje y marco legal de referencia]</text:span></text:p>
        </text:list-item>
        <text:list-item>
          <text:p text:style-name="P3"><text:span text:style-name="Strong_20_Emphasis"><text:span text:style-name="T7">Formación universitaria transversal obligatoria para estudiantes de medicina, psicología, derecho, enfermería, trabajo social, magisterio y antropología</text:span></text:span><text:span text:style-name="T7">, incluyendo asignaturas optativas y seminarios obligatorios en grados y másteres. Estas asignaturas se centrarán en la bioética aplicada, el derecho constitucional aplicado a la clínica, el análisis de prácticas coercitivas, la legislación internacional en salud y discapacidad, así como en herramientas técnicas para la toma de decisiones compartida. Se desarrollarán libros de texto, bases de casos, rúbricas de evaluación y sistemas de acreditación reconocidos por agencias de calidad nacionales e internacionales.<text:line-break/>[Ver esquema de malla curricular modular y criterios de validación interinstitucional]</text:span></text:p>
        </text:list-item>
        <text:list-item>
          <text:p text:style-name="P3"><text:span text:style-name="Strong_20_Emphasis"><text:span text:style-name="T7">Formación continua y reciclaje profesional obligatorio para personal en ejercicio</text:span></text:span><text:span text:style-name="T7">, en coordinación con colegios profesionales, sindicatos y organismos públicos de salud. Los contenidos incluirán auditoría clínica, revisión de prácticas institucionales, actualización normativa y entrenamiento en protocolos no coercitivos. Se propondrán sistemas de puntos de acreditación equivalentes a créditos de formación continua obligatoria.<text:line-break/>[Ver propuesta de plan de formación permanente y criterios de impacto sobre el desempeño ético-profesional]</text:span></text:p>
        </text:list-item>
      </text:list>
      <text:p text:style-name="P1"><text:span text:style-name="Strong_20_Emphasis"><text:span text:style-name="T7">Esquemas institucionales de implementación</text:span></text:span></text:p>
      <text:p text:style-name="P7"><text:soft-page-break/>Para asegurar la implementación efectiva, se propone una estructura de articulación institucional basada en nodos regionales y sistemas de evaluación continua:</text:p>
      <text:list text:style-name="L6">
        <text:list-item>
          <text:p text:style-name="P4"><text:span text:style-name="Strong_20_Emphasis"><text:span text:style-name="T7">Creación de unidades de ética institucional aplicada en hospitales, juzgados, centros educativos y servicios sociales</text:span></text:span><text:span text:style-name="T7">, encargadas de implementar, monitorear y adaptar los contenidos formativos descritos. Estas unidades estarán integradas por profesionales de múltiples disciplinas y personas usuarias con experiencia directa, asegurando una perspectiva horizontal.<text:line-break/>[Ver diagrama de arquitectura institucional descentralizada y roles funcionales]</text:span></text:p>
        </text:list-item>
        <text:list-item>
          <text:p text:style-name="P4"><text:span text:style-name="Strong_20_Emphasis"><text:span text:style-name="T7">Vinculación obligatoria entre la formación y los protocolos de intervención institucional</text:span></text:span><text:span text:style-name="T7">, de modo que el conocimiento adquirido se traduzca en cambios operativos. Esto incluye la reconfiguración de los formularios de consentimiento informado, la inclusión de pacientes en comités clínicos y la supervisión independiente de casos críticos.<text:line-break/>[Ver modelo de protocolo clínico-legal con componentes formativos integrados y variables de auditoría]</text:span></text:p>
        </text:list-item>
        <text:list-item>
          <text:p text:style-name="P4"><text:span text:style-name="Strong_20_Emphasis"><text:span text:style-name="T7">Evaluación externa mediante comités de ética independientes y defensorías públicas con funciones sancionadoras y correctivas</text:span></text:span><text:span text:style-name="T7">, garantizando que la formación no sea puramente decorativa, sino generadora de transformaciones verificables.<text:line-break/>[Ver tabla de indicadores de calidad ética institucional y matriz de niveles de cumplimiento]</text:span></text:p>
        </text:list-item>
      </text:list>
      <text:p text:style-name="P1"><text:span text:style-name="Strong_20_Emphasis"><text:span text:style-name="T7">Componentes legales de protección y reparación individual y colectiva</text:span></text:span></text:p>
      <text:p text:style-name="P7">La disertación y compendio de publicaciones argumenta que la implementación de estas medidas debe estar acompañada de reformas legales orientadas a garantizar el derecho a la protección efectiva, la prevención del daño y la reparación integral de las víctimas. Estas reformas incluyen:</text:p>
      <text:list text:style-name="L7">
        <text:list-item>
          <text:p text:style-name="P5"><text:span text:style-name="Strong_20_Emphasis"><text:span text:style-name="T7">Reconocimiento explícito de la tortura médica y del daño institucional estructural en las leyes nacionales y autonómicas</text:span></text:span><text:span text:style-name="T7">, como formas de violencia prohibidas por el ordenamiento jurídico, y no como excesos excepcionales. Este reconocimiento permitirá activar los mecanismos de reparación ya previstos en tratados internacionales, como el derecho a indemnización, rehabilitación y garantías de no repetición.</text:span></text:p>
        </text:list-item>
        <text:list-item>
          <text:p text:style-name="P5"><text:span text:style-name="Strong_20_Emphasis"><text:span text:style-name="T7">Creación de registros públicos de casos de violencia institucional verificados, con posibilidad de anonimización, para su uso en políticas públicas, formación y jurisprudencia comparada.</text:span></text:span><text:span text:style-name="T7"> Estos registros deberán ser mantenidos por órganos autónomos con participación de la sociedad civil y las víctimas.<text:line-break/>[Ver diseño propuesto de base de datos nacional de casos con código de taxonomía del daño, nivel de gravedad, y trayectorias judiciales]</text:span></text:p>
        </text:list-item>
        <text:list-item>
          <text:p text:style-name="P5"><text:span text:style-name="Strong_20_Emphasis"><text:span text:style-name="T7">Establecimiento de mecanismos de revisión de oficio de medidas clínicas, sentencias judiciales y decisiones administrativas adoptadas bajo marcos normativos o contextos institucionales ya reconocidos como violatorios de derechos.</text:span></text:span><text:span text:style-name="T7"> Estas revisiones permitirán reparar el daño causado a personas que han sido institucionalizadas, sobremedicadas, estigmatizadas o excluidas sin que existiera base legal ni evidencia clínica válida.<text:line-break/>[Ver pseudocódigo para sistema automatizado de priorización de revisiones de oficio basado en criterios ético-legales y riesgo acumulado]</text:span></text:p>
        </text:list-item>
        <text:list-item>
          <text:p text:style-name="P5"><text:span text:style-name="Strong_20_Emphasis"><text:span text:style-name="T7">Reformas procesales para garantizar el acceso a la justicia de las víctimas de violencia institucional, incluyendo la eliminación de tasas, la asistencia jurídica universal, la </text:span></text:span><text:soft-page-break/><text:span text:style-name="Strong_20_Emphasis"><text:span text:style-name="T7">formación obligatoria en derechos humanos para jueces y fiscales, y la obligación de motivación reforzada en casos que afecten a personas en situación de vulnerabilidad institucional.</text:span></text:span><text:span text:style-name="T7"><text:line-break/>[Ver matriz comparativa de obstáculos procesales actuales y propuestas de reformas con base en estándares del Consejo de Europa y la ONU]</text:span></text:p>
        </text:list-item>
      </text:list>
      <text:p text:style-name="P7">Estas medidas no son accesorias a la disertación y compendio de publicaciones, sino su resultado lógico, técnico y jurídico. Constituyen los mecanismos para cerrar el ciclo de impunidad, transformar el conocimiento en justicia, y permitir que lo documentado aquí no se repita. La articulación de cada reforma con los Objetivos de Desarrollo Sostenible será explicitada mediante una matriz de impacto directa, permitiendo que la disertación y compendio de publicaciones se convierta en referencia de políticas intersectoriales centradas en la dignidad humana y el fin de la violencia institucional en salud mental.</text:p>
      <text:p text:style-name="P7"/>
      <text:p text:style-name="P7"/>
      <text:p text:style-name="P7">1.7 <text:span text:style-name="T14">M</text:span>arco teórico: coerción, <text:span text:style-name="T15">brutalidad, tortura médica, </text:span>silen<text:span text:style-name="T15">ciamiento</text:span> <text:span text:style-name="T15">sistemático </text:span>y <text:span text:style-name="T15">violencia</text:span> epistemolog<text:span text:style-name="T15">ic</text:span>a <text:span text:style-name="T15">generalizada </text:span>(pp. 96–122)</text:p>
      <text:p text:style-name="P7">El marco teórico de esta disertación y compendio de publicaciones parte del reconocimiento empírico y normativo de la existencia de prácticas clínicas que, lejos de constituir actos terapéuticos, reproducen patrones sistemáticos de coerción, brutalidad, tortura médica y silenciamiento institucional. Estas prácticas no se presentan como disfunciones aisladas o excepcionales, sino como elementos estructurales de un sistema que ha institucionalizado la vulneración de derechos fundamentales bajo el ropaje de legalidad aparente y de neutralidad científica. El análisis no parte, por tanto, de una presunción de legitimidad técnica del sistema psiquiátrico, sino de una descomposición metodológica y normativa de sus dispositivos de poder, sus marcos de justificación y sus efectos acumulativos sobre las personas afectadas.</text:p>
      <text:p text:style-name="P7">La coerción psiquiátrica no constituye una excepción regulada sino un patrón estructural de gestión de la diferencia, el sufrimiento y la alteridad. Su manifestación abarca desde el ingreso involuntario hasta la sobremedicación, pasando por el aislamiento prolongado, la infantilización institucionalizada, la negación de la voz del paciente, y la supresión forzada de la subjetividad. Cada una de estas prácticas responde a una arquitectura normativa que permite, justifica o silencia la agresión, y que se sostiene en marcos epistemológicos obsoletos y en una antropología reduccionista del sufrimiento humano.</text:p>
      <text:p text:style-name="P7">La brutalidad médica, en el contexto de esta investigación, no se define únicamente por el uso de la fuerza física, sino por el sometimiento sistemático a intervenciones sin consentimiento libre e informado, el uso de sustancias psicotrópicas en ausencia de indicación terapéutica proporcional, la denegación de alternativas no farmacológicas, y la imposición de regímenes de vida que anulan la autonomía del sujeto. Esta brutalidad se reproduce en condiciones de impunidad institucional, y se enmarca en relaciones de poder asimétricas que perpetúan la vulnerabilidad estructural de determinadas poblaciones.</text:p>
      <text:p text:style-name="P7">La tortura médica, según la definición adoptada por organismos internacionales y tratados vigentes, implica la aplicación intencional de procedimientos médicos o farmacológicos con efectos dolorosos, debilitantes o degradantes, con el objetivo de controlar, castigar, silenciar o doblegar a la <text:soft-page-break/>persona intervenida. En el campo de la salud mental, esta definición se materializa en prácticas como la polifarmacia forzada en contextos de encierro, la denegación prolongada del alta médica por criterios disciplinarios o ideológicos, o la revinculación familiar forzada en contextos de violencia previa. La disertación y compendio de publicaciones adopta esta definición para delimitar jurídicamente los umbrales que separan el acto clínico legítimo del acto institucional de tortura [ver tabla de umbrales clínico-legales por práctica, sustancia y contexto de aplicación].</text:p>
      <text:p text:style-name="P7">El silenciamiento sistemático no solo afecta a las víctimas directas de estas prácticas, sino también a profesionales, familiares y actores comunitarios que disienten de la ortodoxia institucional. Se produce mediante múltiples dispositivos: represalias laborales, desacreditación científica, negación del acceso a los expedientes, exclusión de foros decisorios y trivialización del sufrimiento denunciado. Este silenciamiento inhibe la posibilidad de respuesta ética colectiva y permite la reproducción inercial del daño. Se asienta en una cultura profesional donde la obediencia institucional prima sobre la responsabilidad moral y científica. El resultado es la generación de zonas de opacidad institucional donde no rige ni el control externo ni el principio de no maleficencia.</text:p>
      <text:p text:style-name="P7">La violencia epistemológica constituye el núcleo invisible pero constitutivo del dispositivo coercitivo. Se produce cuando las categorías diagnósticas, los protocolos clínicos o las teorías del sufrimiento operan como tecnologías de exclusión, deslegitimación y desposesión. Esta violencia se manifiesta en la patologización de experiencias disidentes, la medicalización de conflictos estructurales, la codificación automatizada del sufrimiento en sistemas digitales descontextualizados, y la eliminación del contexto histórico y relacional del daño padecido. A nivel institucional, produce indicadores falseados, auditorías ineficaces y decisiones clínicas fundadas en sesgos estructurales. A nivel personal, produce alienación, desesperanza aprendida y disociación identitaria.</text:p>
      <text:p text:style-name="P7">Para abordar estos fenómenos, la disertación y compendio de publicaciones articula un marco teórico integrador, basado en cinco dimensiones críticas: la teoría crítica del poder médico, la epistemología del sufrimiento situado, la criminología clínica aplicada al análisis institucional, la bioética estructural, y la informática ética para la toma de decisiones automatizadas. Estas dimensiones no se presentan como campos abstractos, sino como instrumentos aplicables a la modelización del daño, la detección de patrones lesivos y la definición operativa de prácticas reparadoras [ver esquema de integración teórica por dimensión analítica, campo de aplicación y dispositivo normativo asociado].</text:p>
      <text:p text:style-name="P7">La psiquiatría coercitiva, tal como se despliega en múltiples dispositivos institucionales, no constituye una desviación puntual del mandato clínico, sino un sistema de organización del sufrimiento cuya lógica excede lo sanitario. Se convierte en un vector de control social, de regulación de la normatividad conductual y de supresión de la disidencia afectiva o cognitiva. Esta función excedentaria convierte al saber médico en una herramienta política, y a los sujetos etiquetados como pacientes en portadores de una carga simbólica de peligrosidad, improductividad o anormalidad, cuya neutralización se considera legítima por la vía de la intervención forzada.</text:p>
      <text:p text:style-name="P7">Desde una perspectiva biocultural, la disertación y compendio de publicaciones demuestra cómo esta institucionalización de la coerción responde a estructuras históricas, culturales y administrativas que asignan valor diferencial a la vida y al sufrimiento según variables como el origen étnico, el estatus jurídico, la edad, el género o la conformidad ideológica. Así, la lógica de la <text:soft-page-break/>exclusión terapéutica se superpone con la lógica de la exclusión estructural, produciendo un daño acumulativo que se traduce en trayectorias de patologización, dependencia institucional, pobreza y reclusión. La medicalización forzada aparece como mecanismo de anulación del sujeto en contextos donde la reparación, el acompañamiento o la escucha activa están ausentes o directamente prohibidos.</text:p>
      <text:p text:style-name="P7">En este entramado, las categorías diagnósticas operan como armas simbólicas. Su uso no responde a un consenso empírico robusto ni a una evidencia replicable, sino a acuerdos institucionales basados en criterios muchas veces circulares, tautológicos o culturalmente sesgados. La clasificación diagnóstica se convierte, en estos casos, en una sentencia anticipada, habilitante del encierro, del tratamiento sin consentimiento, y de la exclusión legal de derechos básicos. Esta disertación y compendio de publicaciones documenta la forma en que dichas categorías se imponen incluso en ausencia de síntomas clínicamente significativos, a través de narrativas de riesgo, predicción negativa o desviación de la norma, consolidando así un modelo clínico-legal de culpabilización por diferencia [ver tabla de usos diagnósticos como mecanismos de exclusión legal, con variables socioeconómicas asociadas].</text:p>
      <text:p text:style-name="P7">El sistema legal, lejos de funcionar como contrapeso, actúa en demasiados casos como amplificador o legitimador de estas dinámicas. Las figuras de incapacidad, tutela forzosa o ingreso involuntario se activan con escasos mecanismos de garantía efectiva. La revocación de derechos fundamentales puede derivarse de un solo informe clínico, sin defensa técnica adecuada, sin audiencia pública, sin capacidad efectiva de contradicción, y sin seguimiento independiente. Esta situación configura un régimen de excepcionalidad permanente aplicado a poblaciones específicas, sin reconocimiento judicial de su excepcionalidad ni supervisión constitucional proporcional [ver cuadro comparativo de garantías legales entre procedimientos judiciales ordinarios y procedimientos de internamiento o incapacitación].</text:p>
      <text:p text:style-name="P7">Desde el punto de vista ético, la imposición de tratamientos sin consentimiento en ausencia de situación de urgencia vital constituye una violación directa de los principios fundamentales de la bioética. La autonomía, la no maleficencia, la justicia y la beneficencia se ven sistemáticamente vulnerados, en un sistema donde la voluntad del sujeto se ve anulada por constructos clínicos formulados con escasa transparencia epistemológica y sin posibilidad real de apelación. Esta vulneración ética no se limita al acto médico individual, sino que se institucionaliza en protocolos, algoritmos diagnósticos, sistemas de control interno y prácticas de archivo clínico que perpetúan la impunidad del daño causado [ver esquema de nodos éticos críticos por tipo de intervención médica en salud mental].</text:p>
      <text:p text:style-name="P7">La violencia institucional resulta así de una acumulación de fallos sistémicos que afectan simultáneamente los planos clínico, legal, epistemológico y político. El modelo biomédico predominante, sin control externo independiente ni mecanismos efectivos de revisión, termina siendo un entorno ideal para la reproducción de violencias ocultas, naturalizadas o banalizadas. La presente disertación y compendio de publicaciones plantea que cualquier intervención legítima en el ámbito de la salud mental debe reconstruirse desde una ética relacional, donde la dignidad del sujeto prevalezca sobre la eficiencia técnica o la seguridad institucional. Esta ética relacional exige estructuras participativas, sistemas de control horizontal, y la incorporación activa de saberes no hegemónicos, como la experiencia vivida, los conocimientos comunitarios o las metodologías participativas de investigación-acción.</text:p>
      <text:p text:style-name="P7"><text:soft-page-break/>El silenciamiento epistémico de las víctimas y de los profesionales críticos constituye el mecanismo final de blindaje institucional. La voz que denuncia es sistemáticamente patologizada, excluida del registro oficial o invisibilizada por mecanismos de archivo, clasificación y desestimación. Este silenciamiento afecta tanto a las trayectorias clínicas como a la construcción del conocimiento científico, generando una forma de ignorancia institucional activa, que impide la detección de patrones de abuso, frustra las políticas de reparación, y reproduce un modelo de saber desvinculado de su responsabilidad social. La disertación y compendio de publicaciones documenta cómo esta ignorancia estructurada se codifica en sistemas de clasificación, en criterios de publicación académica, y en protocolos docentes que niegan o distorsionan la historia del daño institucional producido por el propio sistema sanitario [ver matriz de mecanismos de silenciamiento institucional por tipo de actor y canal de validación].</text:p>
      <text:p text:style-name="P7">La articulación entre coerción psiquiátrica y violencia estructural debe entenderse dentro de un sistema complejo de retroalimentación entre normas, dispositivos y prácticas. El poder médico adquiere carácter de soberanía delegada cuando, en ausencia de garantías judiciales efectivas, puede dictar decisiones que afectan la libertad, la integridad corporal y la dignidad personal, sin control externo ni obligación de rendición de cuentas. Esta situación, documentada en múltiples regiones europeas, y con particular intensidad en determinados entornos institucionales del Estado español, configura lo que en este trabajo se denomina arquitectura de la tortura médica institucional. Dicha arquitectura se sustenta en tres ejes: deshumanización diagnóstica, automatismo procedimental y clausura epistémica.</text:p>
      <text:p text:style-name="P7">La deshumanización diagnóstica se expresa en la reducción de la subjetividad a etiquetas clínicas que niegan la agencia, la historia vital y el contexto social de la persona afectada. Este proceso se traduce en informes clínicos redactados con lenguaje cosificante, centrados en déficits, síntomas o conductas desviadas, sin considerar ni documentar la trayectoria previa, las violencias sufridas o los mecanismos de resistencia activa desplegados. La disertación y compendio de publicaciones evidencia que este tipo de informes clínicos constituyen no solo una base para decisiones coercitivas, sino también un acto performativo de exclusión, que reconfigura la identidad de la persona hacia una posición de incapacidad, peligrosidad o falta de credibilidad. La violencia semiótica aquí ejercida no es accesoria, sino constitutiva de la cadena de decisiones que deriva en tratamientos forzados, restricciones físicas, sobremedicación o confinamiento prolongado [ver tabla de análisis semiótico de informes clínicos y su función en la legitimación de medidas coercitivas].</text:p>
      <text:p text:style-name="P7">El automatismo procedimental es el segundo eje. El sistema institucional opera mediante protocolos que convierten en casi inevitables ciertas respuestas ante determinados perfiles diagnósticos o conductuales. Este automatismo desconecta la decisión clínica del juicio ético, y disuelve la responsabilidad individual en una cadena de instrucciones normalizadas. Los equipos clínicos se ven así protegidos por una falsa neutralidad procedimental, donde la coerción no es asumida como decisión propia, sino como mandato reglamentario. Este proceso produce una banalización de la violencia, donde el sufrimiento infligido deja de ser objeto de reflexión o revisión crítica. La disertación y compendio de publicaciones propone una descomposición formal de estos automatismos mediante diagramas de decisión y flujos operativos, que permitirán identificar los puntos críticos donde debe intervenir la evaluación ética y jurídica [ver visualización de flujos institucionales de decisión automática con puntos de ruptura ético-legal].</text:p>
      <text:p text:style-name="P7">El tercer eje, la clausura epistémica, bloquea toda posibilidad de revisión crítica o de validación externa del sistema de clasificación, tratamiento y archivo. Las instituciones psiquiátricas funcionan <text:soft-page-break/>como espacios de autovalidación, donde el saber clínico se autojustifica, las decisiones se legitiman entre pares, y las voces disonantes son marginadas o reetiquetadas como patológicas. Esta clausura epistémica impide la circulación de otros saberes, la participación de actores sociales no institucionalizados, y la documentación formal del daño causado. Se configura así un bucle de autolegitimación que vacía de contenido real las nociones de consentimiento informado, supervisión judicial, o derecho a la segunda opinión. La disertación y compendio de publicaciones señala la necesidad de romper esta clausura mediante dispositivos de apertura epistémica, como auditorías participativas, revisión externa obligatoria, y mecanismos formales de incorporación de la experiencia vivida en la toma de decisiones [ver esquema de arquitectura de apertura epistémica con nodos de intervención institucional].</text:p>
      <text:p text:style-name="P7">A nivel legal, esta arquitectura no opera al margen del derecho, sino dentro de él, bajo una aparente legalidad que enmascara la normalización de prácticas violatorias. Las figuras jurídicas que permiten internamientos involuntarios, tratamientos sin consentimiento, medidas de contención física o química, y regímenes de tutela, se implementan en contextos donde la persona afectada no tiene acceso real a representación independiente, ni mecanismos efectivos de apelación, ni garantía de proporcionalidad. La disertación y compendio de publicaciones evidencia cómo estas figuras legales se interpretan de forma expansiva por parte de operadores jurídicos y clínicos, convirtiendo la excepción en norma y la protección en control. Se analizarán textos normativos y jurisprudencia relevante para evidenciar esta deriva, y se propondrán alternativas legislativas alineadas con los estándares internacionales de derechos humanos [ver matriz de interpretación expansiva de figuras jurídicas con ejemplos documentados y alternativas normativas].</text:p>
      <text:p text:style-name="P7">Desde una perspectiva ética, la disertación y compendio de publicaciones argumenta que la violencia psiquiátrica institucional no es un fallo del sistema, sino un producto lógico de un modelo que antepone la gestión del riesgo, la eficiencia procedimental y la comodidad institucional al cuidado individualizado y al respeto a los derechos fundamentales. Este modelo opera en connivencia con otras formas de violencia estructural: pobreza, racismo, sexismo, homofobia, capacitismo y clasismo. La confluencia de estas violencias produce trayectorias acumulativas de daño, donde las personas más vulnerables son también las más expuestas a la coerción médica, y menos escuchadas cuando denuncian sus efectos.</text:p>
      <text:p text:style-name="P7">La disertación y compendio de publicaciones se alinea con la acción EU BEACON One Health Education and Technology para diseñar, implementar y evaluar mecanismos institucionales que desactiven esta arquitectura de la tortura médica y permitan la creación de sistemas de atención orientados al cuidado, la reparación y la justicia. Este marco teórico no se limita a describir el daño, sino que fundamenta su superación mediante propuestas estructuradas, técnicas y evaluables, como se desarrolla en los siguientes bloques.</text:p>
      <text:p text:style-name="P7">La epistemología dominante en psiquiatría clínica no solo ha invisibilizado los determinantes estructurales del sufrimiento, sino que ha desarticulado deliberadamente las capacidades interpretativas y autoorganizativas de las personas afectadas. Esta disolución del sujeto epistémico ha sido legitimada por un aparato científico-institucional que, al objetivar la experiencia vivida mediante diagnósticos sin sustento fisiopatológico válido, desplaza la etiología del daño hacia una supuesta biología alterada e inmodificable. Tal desplazamiento tiene implicaciones directas en la legitimidad del sufrimiento expresado por las víctimas, convirtiéndolo en objeto de corrección médica en lugar de reparación social o jurídica.</text:p>
      <text:p text:style-name="P7"><text:soft-page-break/>Este marco teórico plantea que la distorsión epistemológica es funcional al sostenimiento del statu quo institucional. Cuando los sistemas expertos clínicos son diseñados sin participación real de las personas afectadas, reproducen los mismos sesgos clasificatorios que legitiman la coerción. Por ello, se requiere una refundación de los sistemas expertos desde una ética del cuidado, la reciprocidad y la validación estructural del daño. El enfoque EU BEACON integra estas dimensiones en el desarrollo de su sistema experto tutora-cuidadora, concebido para acompañar a infancias y adolescencias en su trayectoria vital, identificando factores de riesgo, omisión o abuso en tiempo real, desde una lógica preventiva, educativa y no punitiva.</text:p>
      <text:p text:style-name="P7">El sistema se basa en principios de adaptabilidad, soberanía de datos y control contextual por parte de los usuarios y sus referentes comunitarios. Su arquitectura modular permite integrarse en centros educativos, espacios comunitarios y entornos clínicos, con algoritmos de aprendizaje supervisado y reglas transparentes de decisión. La validación ética, legal y epistémica de cada módulo se someterá a auditoría externa por parte de comités de derechos humanos, redes profesionales y personas con experiencia vivida. Esto garantiza una implementación progresiva y adaptada a las necesidades locales, reduciendo el riesgo de nuevas formas de medicalización o disciplinamiento digital.</text:p>
      <text:p text:style-name="P7">Uno de los objetivos centrales del sistema experto EU BEACON es su aplicación como herramienta formativa para profesionales de la salud, educadores y trabajadores sociales. Este uso secundario pero crucial permitirá la recapacitación ética y clínica del personal actualmente operativo en entornos donde predominan lógicas coercitivas. Al incorporar visualizaciones dinámicas de trayectorias de daño, indicadores de prácticas lesivas y sugerencias basadas en evidencia para intervenciones respetuosas, el sistema puede actuar como interfaz de aprendizaje continuo, éticamente orientado y científicamente robusto.</text:p>
      <text:p text:style-name="P7">El desarrollo metodológico de este sistema está guiado por una matriz de principios que incluye: prioridad del consentimiento informado, centralidad de la narrativa de vida, identificación de indicadores de coerción estructural, y trazabilidad de decisiones críticas mediante registros auditables [ver matriz de principios éticos del sistema experto tutora-cuidadora]. Este enfoque se alinea con el objetivo de desinstitucionalización técnica del maltrato, reemplazando el castigo por acompañamiento inteligente, y la vigilancia por cuidado orientado a la autonomía.</text:p>
      <text:p text:style-name="P7">El despliegue multiescalar de este sistema, inicialmente diseñado para contextos educativos y comunitarios, contempla su progresiva extensión a otros ámbitos: servicios de salud mental, protección infantil, justicia restaurativa y gestión de crisis. Su utilidad no se restringe al ámbito clínico ni a la infancia: las trayectorias de exclusión, medicalización y daño institucional afectan también a estudiantes universitarios, investigadoras, defensoras de derechos humanos y profesionales de la salud mental que se niegan a colaborar con la violencia institucionalizada. El sistema ofrece, así, una posibilidad de reorganización operativa del cuidado en todos los niveles de la sociedad, desde la escuela hasta el parlamento.</text:p>
      <text:p text:style-name="P7">El silenciamiento epistémico de las víctimas no es un fenómeno colateral, sino un mecanismo fundacional de los sistemas de salud mental coercitivos. Se produce a través de múltiples niveles interrelacionados: en la consulta clínica, donde la narrativa del paciente es sistemáticamente reinterpretada bajo marcos patologizantes; en el entorno judicial, donde las denuncias de violencia institucional son archivadas por considerarse producto de una supuesta alteración mental; y en el ámbito científico, donde las experiencias críticas o testimoniales son excluidas como no válidas por <text:soft-page-break/>no ajustarse a los cánones metodológicos dominantes. Esta violencia epistemológica reproduce un sistema de injusticia cognitiva que perpetúa la indefensión y la cronificación del sufrimiento.</text:p>
      <text:p text:style-name="P7">La crítica teórica articulada desde las epistemologías del Sur, los estudios críticos de la psiquiatría, el movimiento de supervivientes, la bioética crítica y el pensamiento decolonial ha señalado esta estructura de validación desigual del conocimiento. En ella, solo tienen legitimidad las voces institucionales, técnicas y jerárquicamente posicionadas, mientras que las experiencias situadas de quienes sufren violencia institucional son desestimadas o patologizadas. Esta asimetría epistémica es funcional al mantenimiento del orden coercitivo, ya que impide la generación de alternativas legítimas desde quienes conocen de primera mano el daño infligido por los sistemas de atención.</text:p>
      <text:p text:style-name="P7">La disertación y compendio de publicaciones propone superar esta estructura mediante un dispositivo de investigación-acción orientado a la restitución del estatus epistémico de las víctimas, a través de la validación científica y legal de sus testimonios, la modelización XXX EXPERIMENT.COM and EU BEACON XXX de sus trayectorias de daño, y el diseño participativo de herramientas para la toma de decisiones compartidas. Esta estrategia exige un cambio de paradigma en la producción de conocimiento: de una ciencia extractiva, jerárquica y exógena, hacia una ciencia colaborativa, distribuida y reparadora. El objetivo no es solo conocer, sino transformar.</text:p>
      <text:p text:style-name="P7">En este marco, la red EU BEACON One Health Education and Technology se configura como un espacio transdisciplinar y transnacional de co-producción de saber, políticas y herramientas. A través de nodos locales interconectados, esta red permite integrar conocimientos provenientes de contextos diversos, facilitando la validación cruzada de hallazgos, el contraste de experiencias, y la articulación de soluciones adaptadas a las realidades específicas de cada territorio. El sistema experto tutora-cuidadora se desarrolla, así, no como una tecnología universalizada, sino como una infraestructura adaptativa, contextualizada y éticamente modulada.</text:p>
      <text:p text:style-name="P7">El rol de este marco teórico no es únicamente analítico, sino también normativo. Establece los principios que deben guiar toda intervención legítima en salud mental: no maleficencia activa ni estructural, priorización de la autonomía relacional, reconocimiento del daño institucional y obligación de reparación. Estos principios no son retóricos, sino operativos: se traducen en algoritmos, matrices de decisión, módulos de formación, indicadores de calidad, protocolos de auditoría y mecanismos de apelación [ver esquema de traducción de principios éticos en componentes técnico-operativos].</text:p>
      <text:p text:style-name="P7">La articulación de este marco teórico con el trabajo empírico y las propuestas de intervención configura un eje central de esta disertación y compendio de publicaciones. La validación de este marco se fundamenta tanto en el análisis de los datos obtenidos como en su capacidad para generar herramientas útiles, reproducibles y aplicables en distintos niveles del sistema de atención. El objetivo es claro: sustituir las lógicas de sumisión por estructuras de corresponsabilidad, vigilancia punitiva por apoyo proactivo, y medicalización coercitiva por acompañamiento ético y científicamente informado.</text:p>
      <text:p text:style-name="P7">La presente disertación y compendio de publicaciones se inscribe en un proceso científico que no se agota en la observación crítica ni en la denuncia documentada de los dispositivos de daño, sino que se proyecta hacia la transformación estructural, a través de mecanismos operativos, reproducibles y sostenibles. En ese sentido, la propuesta metodológica se vincula con el desarrollo e implementación de tecnologías abiertas, infraestructuras públicas de conocimiento y sistemas de <text:soft-page-break/>formación interdisciplinaria. Estos elementos no son accesorios, sino esenciales para revertir la violencia epistémica y estructural identificada.</text:p>
      <text:p text:style-name="P7">El trabajo que aquí se desarrolla no es individual ni aislado. Forma parte de una acción europea de cooperación científica, EU BEACON One Health Education and Technology, seleccionada y financiada por el programa COST, con apoyo de la Unión Europea, enmarcado en una lógica de red distribuida y colaboración real entre profesionales, instituciones y comunidades de práctica. Esta acción tiene como horizonte construir un sistema de respuesta multiescalar a la violencia estructural en salud mental, con foco especial en las juventudes y en los entornos educativos como espacios estratégicos de prevención, intervención temprana y garantía de derechos.</text:p>
      <text:p text:style-name="P7">El sistema experto tutora-cuidadora, en desarrollo, responde a esta lógica. Diseñado bajo licencias de software libre y principios de ciencia abierta, su arquitectura técnica no es propiedad de un laboratorio privado ni de un consorcio cerrado, sino un bien común, gobernado por normas públicas, sujeto a auditorías independientes y orientado a fines de interés general. Este sistema se articulará en módulos formativos, protocolos adaptables a cada contexto, y algoritmos éticos que permitirán actuar ante señales de alerta sin sustituir la decisión humana, sino complementarla con responsabilidad y trazabilidad [ver esquema de arquitectura modular del sistema y pseudocódigo de alerta ética personalizada].</text:p>
      <text:p text:style-name="P7">La noción de Una Salud, base teórica y operacional del proyecto, implica integrar salud humana, salud ambiental, justicia social y sostenibilidad estructural. No se trata de una metáfora, sino de un marco funcional para diseñar políticas públicas que consideren las trayectorias vitales de niñas, niños, adolescentes, profesionales y comunidades en su complejidad ecológica, cultural y sociotécnica. En este sentido, el trabajo conecta con poblaciones desplazadas, víctimas de conflictos armados, migraciones forzadas, y procesos de exclusión derivados de estructuras coloniales y sistemas extractivos que destruyen la vida material y simbólica de millones de personas.</text:p>
      <text:p text:style-name="P7">El enfoque transcultural del proyecto no es un añadido superficial, sino un principio estructural. No existe protección de derechos sin comprensión mutua, ni medicina sin diálogo intercultural. Los sistemas actuales reproducen, muchas veces de forma automática, discriminaciones étnicas, raciales, lingüísticas y religiosas, patologizando la diferencia y medicalizando el sufrimiento social. Esta disertación y compendio de publicaciones propone otro camino: el aprendizaje cooperativo entre saberes diversos, el rediseño de las currículas desde la pluralidad epistémica, y la inclusión real de los contextos de origen, de tránsito y de destino de las personas en situación de vulnerabilidad extrema.</text:p>
      <text:p text:style-name="P7">El componente formativo de la red BEACON incluye módulos escolares, universitarios y profesionales, todos desarrollados con metodologías abiertas, cooperativas, traducibles a múltiples lenguas y contextos. Desde los primeros niveles de escolarización hasta la formación continua de profesionales sanitarios, jurídicos y educativos, el objetivo es claro: dotar de herramientas éticas, clínicas, legales y tecnológicas a quienes se enfrentan cotidianamente a decisiones que afectan la vida, la integridad y la dignidad de otras personas. El saber no es neutro. Y cuando se aplica sin justicia, se convierte en parte del problema.</text:p>
      <text:p text:style-name="P7">La violencia institucional sufrida por la autora de esta disertación y compendio de publicaciones, documentada y denunciada en múltiples instancias nacionales e internacionales, no es una excepción ni un caso aislado. Es la manifestación concreta de una estructura que castiga la verdad, penaliza la honestidad y silencia a quienes se niegan a ser cómplices. La disertación y compendio <text:soft-page-break/>de publicaciones existe porque ha sobrevivido al intento de impedirla. Y su valor, más allá del plano académico, reside en su capacidad para dar forma científica y operativa a una resistencia necesaria, colectiva y no negociable frente al daño normalizado.</text:p>
      <text:p text:style-name="P7">Por ello, el marco teórico culmina con un compromiso operativo: los resultados, metodologías, herramientas y plataformas desarrolladas serán compartidos públicamente, replicables, adaptables y sujetos a revisión comunitaria. No se trata de una disertación y compendio de publicaciones más, sino de una herramienta de lucha por la vida, por la salud, por la dignidad humana. Frente a los sistemas que legitiman el crimen, este trabajo es una afirmación de ciencia al servicio del bien común. No será suficiente. Pero es un comienzo que no podrá ya ser borrado.</text:p>
      <text:p text:style-name="P7">1.8 Base científica de l<text:span text:style-name="T10">os</text:span> análisis <text:span text:style-name="T10">genéticos, epigenéticos y genómicos</text:span> (pp. 123–145)</text:p>
      <text:p text:style-name="P7">La investigación genética y epigenética en salud mental ha sido distorsionada por aproximaciones reduccionistas que disocian el fenómeno mental de sus condiciones materiales de existencia. En el contexto español y europeo, el uso abusivo de etiquetas diagnósticas supuestamente asociadas a variantes genéticas ha servido para justificar prácticas de medicalización forzada, segregación institucional y negación sistemática de derechos. Esta distorsión se apoya en lecturas erróneas del conocimiento neurobiológico, generando violencia estructural desde dispositivos que proclaman cientificidad sin sustentación empírica coherente.</text:p>
      <text:p text:style-name="P7">La plasticidad neuronal y la arquitectura cortical dependen del entorno social, emocional y físico desde los primeros momentos del desarrollo embrionario. La falta de afecto, el maltrato o la institucionalización precoz afectan de forma mensurable la densidad sináptica, el volumen de estructuras corticales y la eficiencia de las redes funcionales. Estas alteraciones no son reflejo de una supuesta disfunción genética, sino manifestación del fracaso colectivo en garantizar un entorno propicio para el desarrollo humano. Los sistemas que no reconocen esta realidad e imponen tratamientos psicofarmacológicos sobre niños, niñas o adolescentes sin atender a las condiciones subyacentes, producen daño epigenético acumulativo.</text:p>
      <text:p text:style-name="P7">El estrés crónico inducido por coerción médica activa el eje neuroendocrino en ciclos de retroalimentación que consolidan patrones disfuncionales a nivel epigenómico. La liberación sostenida de cortisol y otros glucocorticoides altera la metilación de promotores génicos clave para la regulación emocional, el aprendizaje y la inhibición del miedo. Estas alteraciones son reversibles, pero requieren intervenciones sistemáticas orientadas a eliminar el estrés patológico, no a suprimirlo químicamente. La aplicación sistemática de medicamentos sin evaluación personalizada ni opción informada refuerza el daño y perpetúa trayectorias de deterioro, institucionalización y muerte prematura.</text:p>
      <text:p text:style-name="P7">La nutrición deficiente, frecuente entre poblaciones empobrecidas y sobremedicalizadas, compromete la homeostasis neurofisiológica, acentuando los efectos epigenéticos negativos. La deficiencia en colina, folatos, zinc, magnesio, ácidos grasos esenciales o vitamina D impacta directamente sobre procesos como la metilación del ADN, la acetilación de histonas y la reparación genómica. Este hecho, científicamente establecido, es ignorado en protocolos asistenciales que prescriben medicamentos sin examinar variables elementales del medio interno. La disociación entre saber científico y práctica clínica constituye un problema estructural.</text:p>
      <text:p text:style-name="P7">La actividad física, el descanso, la seguridad afectiva, la estimulación cognitiva no intrusiva y la construcción de sentido son intervenciones de alta eficacia, bajas en coste, sin efectos adversos, y con impacto epigenético positivo documentado. Su exclusión de los sistemas asistenciales revela <text:soft-page-break/>una orientación normativa desalineada con la evidencia. El modelo médico dominante responde a una arquitectura institucional basada en el control del comportamiento, no en la salud integral. En este marco, se interpreta como desviación lo que es en realidad adaptación a un entorno hostil. La ciencia debe reorientarse para identificar y corregir estas lógicas.</text:p>
      <text:p text:style-name="P7">La prevención de alteraciones genéticas graves debe ser abordada con rigor ético y científico, centrado en la edición preventiva de variantes letales o incompatibles con una vida autónoma y digna. Sin embargo, esta posibilidad no puede justificar prácticas eugenésicas, selecciones sociales encubiertas ni políticas de exclusión. La existencia de una variante genética, incluso asociada a un perfil de riesgo o a una capacidad diferencial, no puede constituir justificación para ningún tipo de violencia. La inteligencia, la sensibilidad o la impulsividad son variables distribuidas en la población, no patologías. El sistema educativo y el entorno deben adaptarse a esta diversidad sin penalización, desde el respeto, la cooperación y la formación continua de los profesionales.</text:p>
      <text:p text:style-name="P7">Los errores conceptuales y metodológicos de los enfoques reduccionistas son reforzados por dinámicas institucionales marcadas por el orgullo profesional, la negación del error y la agresividad ante la crítica. Este fenómeno, frecuente en entornos biomédicos, constituye una barrera epistémica que impide la corrección de prácticas ineficaces y dañinas. La ignorancia sostenida desde posiciones de poder, revestida de autoridad ilegítima, perpetúa estructuras de violencia médica. No se trata de un problema de método, sino de gobernanza del conocimiento y responsabilidad científica.</text:p>
      <text:p text:style-name="P7">El marco epigenético debe ser el núcleo de la reconceptualización del sufrimiento psíquico y su abordaje sistémico. La exposición sostenida a violencia simbólica, aislamiento, medicalización forzada y desprotección jurídica induce modificaciones epigenéticas observables, incluyendo desregulación de receptores neuronales, inflamación neuroinmune y deterioro de la plasticidad cortical. Estas modificaciones no responden a la intervención farmacológica, sino al cese de la violencia estructural. La solución no se encuentra en el control químico, sino en la restitución de condiciones de vida saludables.</text:p>
      <text:p text:style-name="P7">[ver tabla de rutas epigenéticas afectadas por violencia institucional y reversibilidad esperada según tipo de intervención]</text:p>
      <text:p text:style-name="P7">La red EU BEACON One Health Education and Technology integra este marco epigenético, <text:span text:style-name="T16">de carga alostática, </text:span><text:span text:style-name="T17">cognitiva y emocional</text:span><text:span text:style-name="T16">, de control de daños </text:span><text:span text:style-name="T18">sufridos y en riesgo de exposición </text:span><text:span text:style-name="T16">para prevenirlos y revertirlos,</text:span> en su arquitectura de intervención. Los sistemas expertos desarrollados en esta acción incorporan algoritmos de predicción del daño acumulado, alertas personalizadas basadas en trayectorias vitales y generación de entornos de aprendizaje y cuidado adaptativos. <text:span text:style-name="T19">Lograr mantener todas las necesidades humanas cubiertas, aseguradas. </text:span>Estos dispositivos se diseñan para prevenir el deterioro en poblaciones expuestas a violencia institucional, no para etiquetar, sino para proteger. La ciencia se convierte así en instrumento de defensa y restauración, no de control ni castigo.</text:p>
      <text:p text:style-name="P7">[ver pseudocódigo de inferencia epigenética en base a exposición acumulada y entorno actual]</text:p>
      <text:p text:style-name="P7">El sistema científico debe transformarse desde su raíz: ética investigadora, acceso abierto, replicabilidad, trazabilidad de datos y auditoría pública. No se trata solo de mejorar el conocimiento, sino de impedir su uso ilegítimo. El conocimiento epigenético no puede ser privatizado ni manipulado para sostener prácticas nocivas. Debe estar al servicio de la protección de la infancia, de los colectivos vulnerabilizados y del desarrollo humano integral. Sin esta orientación, <text:soft-page-break/>la ciencia se convierte en coartada de la violencia, no en su antídoto.<text:line-break/></text:p>
      <text:p text:style-name="P7">La presente disertación y compendio de publicaciones incorpora el análisis de la dimensión genética, epigenética y fisiológica de la violencia, tanto en sus manifestaciones individuales como sistémicas. No se trata únicamente de describir el daño sufrido por las víctimas de prácticas psiquiátricas coercitivas o negligentes, sino de comprender los determinantes biológicos y contextuales de los comportamientos dañinos, especialmente en aquellos agentes institucionales, clínicos o sociales que los ejercen de forma sistemática, bajo marcos legitimados por la práctica profesional y jurídica. El sufrimiento tiene causas identificables; también la banalización de ese sufrimiento. No es suficiente apelar a la ética individual o a la vocación profesional cuando los resultados reproducibles de ciertas prácticas se asocian a deterioro, desposesión de derechos y daño acumulativo.</text:p>
      <text:p text:style-name="P7">En el campo de la neurociencia conductual y la psiquiatría forense se han identificado variantes genéticas y epigenéticas que modulan la sensibilidad empática, la regulación emocional y la respuesta moral al sufrimiento ajeno. Polimorfismos en genes como MAOA, COMT y SLC6A4 han sido vinculados a una menor reactividad ante el dolor de otras personas, a una mayor tolerancia a la disonancia moral y a una tendencia a actuar con indiferencia en situaciones que, bajo condiciones empáticas normales, provocarían inhibición o reparación. La literatura científica ha vinculado estos endofenotipos a patrones conductuales de insensibilidad emocional, dificultad en la toma de perspectiva y tendencia a la externalización de la responsabilidad en contextos jerárquicos. Sin embargo, no configuran destinos ineludibles: solo se expresan como fenómenos conductuales relevantes bajo contextos institucionales y formativos que refuerzan la obediencia ciega, la despersonalización del otro y la legitimidad formal del daño.</text:p>
      <text:p text:style-name="P7">[ver tabla de polimorfismos genéticos asociados a disminución de reactividad empática en entornos institucionales]</text:p>
      <text:p text:style-name="P7">El componente epigenético resulta decisivo. La expresión génica de estos y otros marcadores está fuertemente modulada por las condiciones afectivas, cognitivas y éticas del entorno. Experiencias tempranas de abuso, exposición prolongada a modelos autoritarios o prácticas clínicas que deshumanizan sistemáticamente al paciente pueden reforzar, a través de mecanismos de metilación del ADN y modificación de histonas, la insensibilidad funcional en el ejercicio profesional. La epigenética institucional, entendida como la modulación biológica inducida por la práctica continuada en entornos dañinos, representa una dimensión crítica del problema. El cerebro humano mantiene plasticidad epigenética durante la vida adulta, especialmente en funciones de regulación moral y empatía. La práctica clínica ejercida en condiciones de desvinculación ética y escasa supervisión produce deterioro funcional, incluso en sujetos previamente sensibles al sufrimiento ajeno.</text:p>
      <text:p text:style-name="P7">[ver diagrama de epigenética profesional por grado de exposición a estructuras coercitivas]</text:p>
      <text:p text:style-name="P7">Es aquí donde interviene con fuerza la endocrinología como tercera dimensión de análisis. La exposición sostenida a contextos de violencia, injusticia o aislamiento crónico activa ejes hormonales como el eje hipotalámico-hipofisario-adrenal, generando desequilibrios persistentes en cortisol, dopamina, serotonina, oxitocina y vasopresina. Estos cambios endocrinos afectan directamente a la conducta social, la regulación emocional y la capacidad de juicio. El estrés tóxico reduce la plasticidad sináptica, la memoria afectiva y la respuesta empática. En pacientes <text:soft-page-break/>institucionalizados, pero también en profesionales sometidos a regímenes clínicos autoritarios o deshumanizantes, se produce una regresión fisiológica hacia respuestas de evitación, externalización y endurecimiento moral. Este ciclo es perpetuado por la arquitectura institucional y por la narrativa profesional que deslegitima el sufrimiento del otro como objeto legítimo de atención.</text:p>
      <text:p text:style-name="P7">La tristeza prolongada, el aislamiento afectivo, la pérdida de vínculos significativos y la exposición reiterada a dinámicas coercitivas provocan alteraciones inmunológicas, endocrinas y neurológicas que deterioran la voluntad de vivir, incluso sin la presencia de un trastorno mental estructurado. La soledad no es una condición afectiva banal, sino un marcador clínico de riesgo vital. En poblaciones marginadas, institucionalizadas o estigmatizadas, esta dimensión adquiere una carga patológica, que se oculta bajo etiquetas diagnósticas simplistas. La muerte social, previa a la exclusión física o médica, es un fenómeno verificable fisiológicamente y prevenible mediante dispositivos de acompañamiento comunitario, acceso al contacto afectivo y validación del sufrimiento legítimo.</text:p>
      <text:p text:style-name="P7">[ver visualización longitudinal del impacto endocrino de la marginación afectiva crónica]</text:p>
      <text:p text:style-name="P7">En este marco, el carácter profesional no debe ser concebido como una mera disposición individual, sino como el resultado de una interacción compleja entre predisposición genética, experiencias formativas y prácticas institucionales. La literatura científica ha demostrado que incluso pequeñas diferencias en la regulación de neurotransmisores y hormonas sociales pueden modular sustancialmente la sensibilidad empática, la disposición al daño instrumental y la respuesta al sufrimiento. Estas diferencias, si bien modulables, adquieren efectos de gran escala cuando se distribuyen sistemáticamente en instituciones que premian la eficacia operativa por encima de la ética de la atención. La formación profesional, en particular en medicina y derecho, debe ser revisada para prevenir la consolidación de patrones conductuales insensibles, legitimados por narrativas institucionales de neutralidad, tecnocracia o expertocracia.</text:p>
      <text:p text:style-name="P7">[ver tabla de variantes genéticas de impacto medio-alto en sensibilidad empática según entorno profesional]</text:p>
      <text:p text:style-name="P7">La disertación y compendio de publicaciones defiende que el conocimiento genético, epigenético y endocrino no puede seguir siendo monopolizado por laboratorios especializados sin una traducción ética, clínica y educativa. La acción EU BEACON One Health Education and Technology articula esta dimensión en propuestas curriculares, herramientas de predicción de riesgo institucional y modelos de acompañamiento adaptados a las trayectorias biográficas y fisiológicas de cada persona. La biología humana no legitima el daño: lo expone, lo explica y permite prevenirlo si se la considera en toda su complejidad.</text:p>
      <text:p text:style-name="P7"/>
      <text:p text:style-name="P7">1.<text:span text:style-name="T10">9</text:span> Base científica de l<text:span text:style-name="T10">os</text:span> análisis XXXiano, <text:span text:style-name="T10">de regresión</text:span> <text:span text:style-name="T10">y supervivencia</text:span> aplicado<text:span text:style-name="T10">s</text:span> a violencia estructural (pp. 123–145)</text:p>
      <text:p text:style-name="P7"/>
      <text:p text:style-name="P12">La presente disertación y compendio de publicaciones adopta modelos inferenciales avanzados no como herramienta complementaria, sino como núcleo operativo del análisis técnico de la violencia estructural, entendida como una categoría multidimensional que afecta a la vida, la autonomía y los derechos fundamentales de las personas. Entre los enfoques cuantitativos seleccionados destacan el análisis XXXiano, los modelos de regresión multivariable y los análisis de supervivencia, elegidos <text:soft-page-break/>por su capacidad de modelar fenómenos complejos, dinámicos y atravesados por incertidumbre estructural.</text:p>
      <text:p text:style-name="P7">En primer lugar, el enfoque XXXiano permite integrar datos heterogéneos, conocimiento experto y evidencia previa en sistemas probabilísticos que actualizan en tiempo real las inferencias según la nueva información disponible. Esta propiedad resulta crucial en entornos clínico-legales donde las decisiones deben tomarse bajo condiciones de incertidumbre, escasa información o conflicto de interpretaciones. A diferencia de los métodos frecuentistas, que asumen independencia entre observaciones y requieren tamaños muestrales grandes para validez estadística, el análisis XXXiano permite modelar trayectorias individuales y grupales considerando contextos únicos, historias de violencia previa, condiciones socioculturales y variables no observadas directamente. [ver pseudocódigo para modelo XXXiano de actualización de riesgo clínico-institucional por trayectoria histórica y contexto sociopolítico]</text:p>
      <text:p text:style-name="P7">Este enfoque probabilístico encuentra aplicación directa en la predicción de revictimización, la evaluación del impacto acumulado de tratamientos coercitivos o la clasificación de decisiones clínicas según su probabilidad de causar daño en poblaciones específicas. Permite además comparar escenarios contrafactuales en los que se habría optado por prácticas menos invasivas, como el acompañamiento comunitario o el diálogo abierto. En estos modelos, las decisiones no se analizan en abstracto, sino contextualizadas en el marco de vulnerabilidad estructural, historia de daño y capacidad efectiva de agencia personal.</text:p>
      <text:p text:style-name="P7">En segundo lugar, los modelos de regresión multivariable, tanto lineales como logísticos y multinomiales, permiten estimar el peso específico de cada variable estructural, clínica o institucional en los desenlaces analizados. Resultan especialmente útiles para identificar patrones de exclusión, sobremedicación o internamientos forzosos según la interacción entre clase social, género, edad, historial de violencia previa y contexto institucional. Esta descomposición causal aporta evidencia empírica sobre qué factores, controlando por otros, explican de forma significativa las prácticas lesivas normalizadas. [ver tabla de regresores estructurales y clínicos asociados a prácticas coercitivas, con coeficientes estandarizados y niveles de significación ajustados]</text:p>
      <text:p text:style-name="P7">Por su parte, los análisis de supervivencia ,también conocidos como modelos de tiempo hasta evento, permiten evaluar el impacto de intervenciones coercitivas, negligentes o protectoras sobre el tiempo hasta la aparición de eventos críticos: recaídas graves, episodios de autolesión, nuevas hospitalizaciones forzosas o muertes evitables. Esta técnica es idónea para detectar patrones de deterioro institucional no atribuibles al supuesto curso natural de la enfermedad, sino a las condiciones de atención recibidas. [ver gráfico Kaplan-Meier y curva de riesgo acumulado según tipo de intervención y nivel de autonomía preservada]</text:p>
      <text:p text:style-name="P7">La implementación combinada de estos tres enfoques permite la construcción de sistemas de alerta temprana, mapas de riesgo estructural, y herramientas de auditoría institucional que no se limiten a indicadores formales, sino que integren inferencias empíricas sobre la probabilidad real de daño. Estos sistemas pueden integrarse en las prácticas clínicas, jurídicas y de gestión pública, ofreciendo una base científica robusta para decisiones compartidas, monitoreo de trayectorias asistenciales, y predicción de escenarios de violencia estructural con suficiente antelación como para prevenirlos. Esta integración forma parte del desarrollo del sistema experto promovido por la acción EU BEACON One Health Education and Technology.</text:p>
      <text:p text:style-name="P7"><text:soft-page-break/>La toma de decisiones compartida y la autonomía real requieren una infraestructura técnico-científica que permita visualizar el impacto probable de las decisiones antes de que estas causen un daño irreversible. Del mismo modo, los recursos institucionales deben ser asignados en función de matrices de vulnerabilidad y trayectoria, no de criterios administrativos abstractos. El modelo de análisis adoptado en esta disertación y compendio de publicaciones permite detectar no solo el daño pasado, sino también el daño anticipable, habilitando políticas públicas basadas en riesgo estructural y reparación efectiva.</text:p>
      <text:p text:style-name="P7">Estos modelos no reemplazan la deliberación ética ni la responsabilidad política. Sin embargo, suponen una base objetiva e imparcial para sustentar transformaciones institucionales urgentes. La aplicación de estos métodos permitirá establecer sistemas automatizados de recomendación, validación y revisión de decisiones clínicas o judiciales, siempre que se implementen bajo criterios éticos claros, transparencia algorítmica y auditoría social continua.</text:p>
      <text:p text:style-name="P7">[ver esquema de integración de análisis XXXiano, regresión y supervivencia en sistema experto EU BEACON para predicción de daño y prevención institucional automatizada]</text:p>
      <text:p text:style-name="P7">Este enfoque XXX EXPERIMENT.COM and EU BEACON XXX es compatible con la lógica biocultural de la disertación y compendio de publicaciones, pues integra variables individuales, estructurales, ambientales y epigenéticas, modelando su interacción dinámica a lo largo del tiempo. Del mismo modo, es coherente con el paradigma de investigación-acción, al permitir diseñar, implementar y evaluar intervenciones en ciclos iterativos de mejora basada en evidencia. La base técnica aquí desarrollada habilita también la futura articulación con sistemas abiertos de información clínica, módulos de formación profesional continua, y protocolos adaptativos para la atención no coercitiva en salud mental.</text:p>
      <text:p text:style-name="P13">La adopción de estas herramientas analíticas no es solo un avance metodológico, sino una exigencia ética: ningún sistema institucional que impacte sobre vidas humanas debe operar sin capacidad de autorreflexión científica, predicción basada en datos y mecanismos preventivos de daño. Esta disertación y compendio de publicaciones aspira a sentar las bases para que dicha transformación no solo sea posible, sino inevit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1:34:42.851688231</meta:creation-date>
    <dc:date>2025-06-19T14:10:36.233804934</dc:date>
    <meta:editing-duration>PT1H43M45S</meta:editing-duration>
    <meta:editing-cycles>10</meta:editing-cycles>
    <meta:generator>LibreOffice/24.2.7.2$Linux_X86_64 LibreOffice_project/420$Build-2</meta:generator>
    <meta:document-statistic meta:table-count="0" meta:image-count="0" meta:object-count="0" meta:page-count="43" meta:paragraph-count="277" meta:word-count="22020" meta:character-count="159705" meta:non-whitespace-character-count="138001"/>
  </office:meta>
</office:document-meta>
</file>